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3" style:family="table">
      <style:table-properties style:width="12.508cm" fo:margin-left="0cm" table:align="left" style:writing-mode="lr-tb"/>
    </style:style>
    <style:style style:name="Таблица3.A" style:family="table-column">
      <style:table-column-properties style:column-width="1.737cm"/>
    </style:style>
    <style:style style:name="Таблица3.B" style:family="table-column">
      <style:table-column-properties style:column-width="1.75cm"/>
    </style:style>
    <style:style style:name="Таблица3.C" style:family="table-column">
      <style:table-column-properties style:column-width="0.681cm"/>
    </style:style>
    <style:style style:name="Таблица3.D" style:family="table-column">
      <style:table-column-properties style:column-width="0.069cm"/>
    </style:style>
    <style:style style:name="Таблица3.E" style:family="table-column">
      <style:table-column-properties style:column-width="2.642cm"/>
    </style:style>
    <style:style style:name="Таблица3.F" style:family="table-column">
      <style:table-column-properties style:column-width="0.318cm"/>
    </style:style>
    <style:style style:name="Таблица3.G" style:family="table-column">
      <style:table-column-properties style:column-width="0.501cm"/>
    </style:style>
    <style:style style:name="Таблица3.H" style:family="table-column">
      <style:table-column-properties style:column-width="0.504cm"/>
    </style:style>
    <style:style style:name="Таблица3.I" style:family="table-column">
      <style:table-column-properties style:column-width="0.344cm"/>
    </style:style>
    <style:style style:name="Таблица3.J" style:family="table-column">
      <style:table-column-properties style:column-width="0.455cm"/>
    </style:style>
    <style:style style:name="Таблица3.K" style:family="table-column">
      <style:table-column-properties style:column-width="1.503cm"/>
    </style:style>
    <style:style style:name="Таблица3.L" style:family="table-column">
      <style:table-column-properties style:column-width="0.238cm"/>
    </style:style>
    <style:style style:name="Таблица3.M" style:family="table-column">
      <style:table-column-properties style:column-width="1.259cm"/>
    </style:style>
    <style:style style:name="Таблица3.N" style:family="table-column">
      <style:table-column-properties style:column-width="0.506cm"/>
    </style:style>
    <style:style style:name="Таблица3.1" style:family="table-row">
      <style:table-row-properties style:min-row-height="0.482cm" fo:keep-together="always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K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2" style:family="table-row">
      <style:table-row-properties fo:keep-together="auto"/>
    </style:style>
    <style:style style:name="Таблица3.3" style:family="table-row">
      <style:table-row-properties fo:keep-together="auto"/>
    </style:style>
    <style:style style:name="Таблица3.4" style:family="table-row">
      <style:table-row-properties fo:keep-together="always"/>
    </style:style>
    <style:style style:name="Таблица3.A4" style:family="table-cell">
      <style:table-cell-properties fo:padding="0cm" fo:border="none"/>
    </style:style>
    <style:style style:name="Таблица3.F4" style:family="table-cell">
      <style:table-cell-properties style:vertical-align="top" fo:padding="0cm" fo:border="none" style:writing-mode="lr-tb"/>
    </style:style>
    <style:style style:name="Таблица3.G4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3.5" style:family="table-row">
      <style:table-row-properties fo:keep-together="auto"/>
    </style:style>
    <style:style style:name="Таблица3.A5" style:family="table-cell">
      <style:table-cell-properties style:vertical-align="bottom" fo:padding="0cm" fo:border="none" style:writing-mode="lr-tb"/>
    </style:style>
    <style:style style:name="Таблица3.6" style:family="table-row">
      <style:table-row-properties fo:keep-together="auto"/>
    </style:style>
    <style:style style:name="Таблица3.7" style:family="table-row">
      <style:table-row-properties fo:keep-together="auto"/>
    </style:style>
    <style:style style:name="Таблица3.C7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3.8" style:family="table-row">
      <style:table-row-properties fo:keep-together="always"/>
    </style:style>
    <style:style style:name="Таблица3.9" style:family="table-row">
      <style:table-row-properties fo:keep-together="always"/>
    </style:style>
    <style:style style:name="Таблица3.10" style:family="table-row">
      <style:table-row-properties fo:keep-together="always"/>
    </style:style>
    <style:style style:name="Таблица3.11" style:family="table-row">
      <style:table-row-properties fo:keep-together="always"/>
    </style:style>
    <style:style style:name="Таблица3.12" style:family="table-row">
      <style:table-row-properties fo:keep-together="auto"/>
    </style:style>
    <style:style style:name="Таблица3.13" style:family="table-row">
      <style:table-row-properties fo:keep-together="always"/>
    </style:style>
    <style:style style:name="Таблица3.14" style:family="table-row">
      <style:table-row-properties fo:keep-together="auto"/>
    </style:style>
    <style:style style:name="Таблица3.15" style:family="table-row">
      <style:table-row-properties fo:keep-together="always"/>
    </style:style>
    <style:style style:name="Таблица3.16" style:family="table-row">
      <style:table-row-properties fo:keep-together="always"/>
    </style:style>
    <style:style style:name="Таблица3.17" style:family="table-row">
      <style:table-row-properties fo:keep-together="auto"/>
    </style:style>
    <style:style style:name="Таблица3.18" style:family="table-row">
      <style:table-row-properties fo:keep-together="auto"/>
    </style:style>
    <style:style style:name="Таблица3.19" style:family="table-row">
      <style:table-row-properties style:min-row-height="0.349cm" fo:keep-together="always"/>
    </style:style>
    <style:style style:name="Таблица3.20" style:family="table-row">
      <style:table-row-properties fo:keep-together="always"/>
    </style:style>
    <style:style style:name="Таблица3.21" style:family="table-row">
      <style:table-row-properties fo:keep-together="auto"/>
    </style:style>
    <style:style style:name="Таблица3.A2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Таблица3.22" style:family="table-row">
      <style:table-row-properties fo:keep-together="auto"/>
    </style:style>
    <style:style style:name="Таблица3.A22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Таблица3.E22" style:family="table-cell">
      <style:table-cell-properties style:vertical-align="top" fo:padding="0cm" fo:border-left="none" fo:border-right="none" fo:border-top="0.5pt solid #000000" fo:border-bottom="0.5pt solid #000000" style:writing-mode="lr-tb"/>
    </style:style>
    <style:style style:name="Таблица3.23" style:family="table-row">
      <style:table-row-properties fo:keep-together="auto"/>
    </style:style>
    <style:style style:name="Таблица3.24" style:family="table-row">
      <style:table-row-properties fo:keep-together="always"/>
    </style:style>
    <style:style style:name="Таблица3.25" style:family="table-row">
      <style:table-row-properties fo:keep-together="always"/>
    </style:style>
    <style:style style:name="Таблица3.26" style:family="table-row">
      <style:table-row-properties fo:keep-together="always"/>
    </style:style>
    <style:style style:name="Таблица3.27" style:family="table-row">
      <style:table-row-properties fo:keep-together="auto"/>
    </style:style>
    <style:style style:name="Таблица3.A27" style:family="table-cell">
      <style:table-cell-properties style:vertical-align="bottom" fo:padding="0.097cm" fo:border="none" style:writing-mode="lr-tb"/>
    </style:style>
    <style:style style:name="Таблица3.28" style:family="table-row">
      <style:table-row-properties fo:keep-together="always"/>
    </style:style>
    <style:style style:name="Таблица3.29" style:family="table-row">
      <style:table-row-properties fo:keep-together="always"/>
    </style:style>
    <style:style style:name="Таблица3.30" style:family="table-row">
      <style:table-row-properties fo:keep-together="always"/>
    </style:style>
    <style:style style:name="Таблица3.31" style:family="table-row">
      <style:table-row-properties fo:keep-together="always"/>
    </style:style>
    <style:style style:name="Таблица4" style:family="table">
      <style:table-properties style:width="12.488cm" fo:margin-left="0.014cm" table:align="left" style:writing-mode="lr-tb"/>
    </style:style>
    <style:style style:name="Таблица4.A" style:family="table-column">
      <style:table-column-properties style:column-width="5.738cm"/>
    </style:style>
    <style:style style:name="Таблица4.B" style:family="table-column">
      <style:table-column-properties style:column-width="0.499cm"/>
    </style:style>
    <style:style style:name="Таблица4.C" style:family="table-column">
      <style:table-column-properties style:column-width="2.251cm"/>
    </style:style>
    <style:style style:name="Таблица4.E" style:family="table-column">
      <style:table-column-properties style:column-width="3.501cm"/>
    </style:style>
    <style:style style:name="Таблица4.1" style:family="table-row">
      <style:table-row-properties style:min-row-height="0.347cm" fo:keep-together="always"/>
    </style:style>
    <style:style style:name="Таблица4.A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4.B1" style:family="table-cell">
      <style:table-cell-properties style:vertical-align="top" fo:padding="0cm" fo:border="none" style:writing-mode="lr-tb"/>
    </style:style>
    <style:style style:name="Таблица4.2" style:family="table-row">
      <style:table-row-properties fo:keep-together="always"/>
    </style:style>
    <style:style style:name="Таблица4.A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4.3" style:family="table-row">
      <style:table-row-properties style:min-row-height="0.108cm" fo:keep-together="always"/>
    </style:style>
    <style:style style:name="Таблица4.4" style:family="table-row">
      <style:table-row-properties fo:keep-together="always"/>
    </style:style>
    <style:style style:name="Таблица4.5" style:family="table-row">
      <style:table-row-properties fo:keep-together="always"/>
    </style:style>
    <style:style style:name="Таблица5" style:family="table">
      <style:table-properties style:width="5.292cm" fo:margin-left="0.014cm" table:align="left" style:writing-mode="lr-tb"/>
    </style:style>
    <style:style style:name="Таблица5.A" style:family="table-column">
      <style:table-column-properties style:column-width="0.236cm"/>
    </style:style>
    <style:style style:name="Таблица5.B" style:family="table-column">
      <style:table-column-properties style:column-width="1.011cm"/>
    </style:style>
    <style:style style:name="Таблица5.C" style:family="table-column">
      <style:table-column-properties style:column-width="0.245cm"/>
    </style:style>
    <style:style style:name="Таблица5.D" style:family="table-column">
      <style:table-column-properties style:column-width="1.744cm"/>
    </style:style>
    <style:style style:name="Таблица5.E" style:family="table-column">
      <style:table-column-properties style:column-width="0.499cm"/>
    </style:style>
    <style:style style:name="Таблица5.F" style:family="table-column">
      <style:table-column-properties style:column-width="1.083cm"/>
    </style:style>
    <style:style style:name="Таблица5.G" style:family="table-column">
      <style:table-column-properties style:column-width="0.473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top" fo:padding="0cm" fo:border="none" style:writing-mode="lr-tb"/>
    </style:style>
    <style:style style:name="Таблица5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" style:family="table">
      <style:table-properties style:width="12.238cm" fo:margin-left="0.014cm" table:align="left" style:writing-mode="lr-tb"/>
    </style:style>
    <style:style style:name="Таблица1.A" style:family="table-column">
      <style:table-column-properties style:column-width="5.487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2.501cm"/>
    </style:style>
    <style:style style:name="Таблица1.E" style:family="table-column">
      <style:table-column-properties style:column-width="3.251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C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.C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2" style:family="table">
      <style:table-properties style:width="5.477cm" fo:margin-left="0.014cm" table:align="left" style:writing-mode="lr-tb"/>
    </style:style>
    <style:style style:name="Таблица2.A" style:family="table-column">
      <style:table-column-properties style:column-width="0.236cm"/>
    </style:style>
    <style:style style:name="Таблица2.B" style:family="table-column">
      <style:table-column-properties style:column-width="0.928cm"/>
    </style:style>
    <style:style style:name="Таблица2.C" style:family="table-column">
      <style:table-column-properties style:column-width="0.318cm"/>
    </style:style>
    <style:style style:name="Таблица2.D" style:family="table-column">
      <style:table-column-properties style:column-width="2.037cm"/>
    </style:style>
    <style:style style:name="Таблица2.E" style:family="table-column">
      <style:table-column-properties style:column-width="0.212cm"/>
    </style:style>
    <style:style style:name="Таблица2.F" style:family="table-column">
      <style:table-column-properties style:column-width="1.296cm"/>
    </style:style>
    <style:style style:name="Таблица2.G" style:family="table-column">
      <style:table-column-properties style:column-width="0.45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top" fo:padding="0cm" fo:border="none" style:writing-mode="lr-tb"/>
    </style:style>
    <style:style style:name="Таблица2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6" style:family="table">
      <style:table-properties style:width="13.212cm" fo:margin-left="0.67cm" fo:margin-right="-0.071cm" table:align="margins" style:writing-mode="lr-tb"/>
    </style:style>
    <style:style style:name="Таблица6.A" style:family="table-column">
      <style:table-column-properties style:column-width="2.355cm" style:rel-column-width="11682*"/>
    </style:style>
    <style:style style:name="Таблица6.B" style:family="table-column">
      <style:table-column-properties style:column-width="3.145cm" style:rel-column-width="15597*"/>
    </style:style>
    <style:style style:name="Таблица6.C" style:family="table-column">
      <style:table-column-properties style:column-width="2.332cm" style:rel-column-width="11569*"/>
    </style:style>
    <style:style style:name="Таблица6.D" style:family="table-column">
      <style:table-column-properties style:column-width="2.676cm" style:rel-column-width="13276*"/>
    </style:style>
    <style:style style:name="Таблица6.E" style:family="table-column">
      <style:table-column-properties style:column-width="2.704cm" style:rel-column-width="13411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E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D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B3" style:family="table-cell">
      <style:table-cell-properties fo:padding="0.097cm" fo:border-left="0.5pt solid #000000" fo:border-right="none" fo:border-top="none" fo:border-bottom="0.5pt solid #000000"/>
    </style:style>
    <style:style style:name="Таблица6.C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none" fo:border-top="none" fo:border-bottom="0.5pt solid #000000"/>
    </style:style>
    <style:style style:name="Таблица6.E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B4" style:family="table-cell">
      <style:table-cell-properties fo:padding="0.097cm" fo:border-left="0.5pt solid #000000" fo:border-right="none" fo:border-top="none" fo:border-bottom="0.5pt solid #000000"/>
    </style:style>
    <style:style style:name="Таблица6.C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none" fo:border-top="none" fo:border-bottom="0.5pt solid #000000"/>
    </style:style>
    <style:style style:name="Таблица6.E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5" style:family="table-cell">
      <style:table-cell-properties fo:padding="0.097cm" fo:border-left="0.5pt solid #000000" fo:border-right="none" fo:border-top="none" fo:border-bottom="0.5pt solid #000000"/>
    </style:style>
    <style:style style:name="Таблица6.B5" style:family="table-cell">
      <style:table-cell-properties fo:padding="0.097cm" fo:border-left="0.5pt solid #000000" fo:border-right="none" fo:border-top="none" fo:border-bottom="0.5pt solid #000000"/>
    </style:style>
    <style:style style:name="Таблица6.C5" style:family="table-cell">
      <style:table-cell-properties fo:padding="0.097cm" fo:border-left="0.5pt solid #000000" fo:border-right="none" fo:border-top="none" fo:border-bottom="0.5pt solid #000000"/>
    </style:style>
    <style:style style:name="Таблица6.D5" style:family="table-cell">
      <style:table-cell-properties fo:padding="0.097cm" fo:border-left="0.5pt solid #000000" fo:border-right="none" fo:border-top="none" fo:border-bottom="0.5pt solid #000000"/>
    </style:style>
    <style:style style:name="Таблица6.E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6" style:family="table-cell">
      <style:table-cell-properties fo:padding="0.097cm" fo:border-left="0.5pt solid #000000" fo:border-right="none" fo:border-top="none" fo:border-bottom="0.5pt solid #000000"/>
    </style:style>
    <style:style style:name="Таблица6.B6" style:family="table-cell">
      <style:table-cell-properties fo:padding="0.097cm" fo:border-left="0.5pt solid #000000" fo:border-right="none" fo:border-top="none" fo:border-bottom="0.5pt solid #000000"/>
    </style:style>
    <style:style style:name="Таблица6.C6" style:family="table-cell">
      <style:table-cell-properties fo:padding="0.097cm" fo:border-left="0.5pt solid #000000" fo:border-right="none" fo:border-top="none" fo:border-bottom="0.5pt solid #000000"/>
    </style:style>
    <style:style style:name="Таблица6.D6" style:family="table-cell">
      <style:table-cell-properties fo:padding="0.097cm" fo:border-left="0.5pt solid #000000" fo:border-right="none" fo:border-top="none" fo:border-bottom="0.5pt solid #000000"/>
    </style:style>
    <style:style style:name="Таблица6.E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7" style:family="table-cell">
      <style:table-cell-properties fo:padding="0.097cm" fo:border-left="0.5pt solid #000000" fo:border-right="none" fo:border-top="none" fo:border-bottom="0.5pt solid #000000"/>
    </style:style>
    <style:style style:name="Таблица6.B7" style:family="table-cell">
      <style:table-cell-properties fo:padding="0.097cm" fo:border-left="0.5pt solid #000000" fo:border-right="none" fo:border-top="none" fo:border-bottom="0.5pt solid #000000"/>
    </style:style>
    <style:style style:name="Таблица6.C7" style:family="table-cell">
      <style:table-cell-properties fo:padding="0.097cm" fo:border-left="0.5pt solid #000000" fo:border-right="none" fo:border-top="none" fo:border-bottom="0.5pt solid #000000"/>
    </style:style>
    <style:style style:name="Таблица6.D7" style:family="table-cell">
      <style:table-cell-properties fo:padding="0.097cm" fo:border-left="0.5pt solid #000000" fo:border-right="none" fo:border-top="none" fo:border-bottom="0.5pt solid #000000"/>
    </style:style>
    <style:style style:name="Таблица6.E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2.508cm" fo:margin-left="0cm" table:align="left" style:writing-mode="lr-tb"/>
    </style:style>
    <style:style style:name="Таблица7.A" style:family="table-column">
      <style:table-column-properties style:column-width="1.737cm"/>
    </style:style>
    <style:style style:name="Таблица7.B" style:family="table-column">
      <style:table-column-properties style:column-width="1.75cm"/>
    </style:style>
    <style:style style:name="Таблица7.C" style:family="table-column">
      <style:table-column-properties style:column-width="0.681cm"/>
    </style:style>
    <style:style style:name="Таблица7.D" style:family="table-column">
      <style:table-column-properties style:column-width="0.069cm"/>
    </style:style>
    <style:style style:name="Таблица7.E" style:family="table-column">
      <style:table-column-properties style:column-width="2.642cm"/>
    </style:style>
    <style:style style:name="Таблица7.F" style:family="table-column">
      <style:table-column-properties style:column-width="0.318cm"/>
    </style:style>
    <style:style style:name="Таблица7.G" style:family="table-column">
      <style:table-column-properties style:column-width="0.501cm"/>
    </style:style>
    <style:style style:name="Таблица7.H" style:family="table-column">
      <style:table-column-properties style:column-width="0.504cm"/>
    </style:style>
    <style:style style:name="Таблица7.I" style:family="table-column">
      <style:table-column-properties style:column-width="0.344cm"/>
    </style:style>
    <style:style style:name="Таблица7.J" style:family="table-column">
      <style:table-column-properties style:column-width="0.455cm"/>
    </style:style>
    <style:style style:name="Таблица7.K" style:family="table-column">
      <style:table-column-properties style:column-width="1.503cm"/>
    </style:style>
    <style:style style:name="Таблица7.L" style:family="table-column">
      <style:table-column-properties style:column-width="0.238cm"/>
    </style:style>
    <style:style style:name="Таблица7.M" style:family="table-column">
      <style:table-column-properties style:column-width="1.259cm"/>
    </style:style>
    <style:style style:name="Таблица7.N" style:family="table-column">
      <style:table-column-properties style:column-width="0.506cm"/>
    </style:style>
    <style:style style:name="Таблица7.1" style:family="table-row">
      <style:table-row-properties style:min-row-height="0.482cm" fo:keep-together="always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7.K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7.2" style:family="table-row">
      <style:table-row-properties fo:keep-together="auto"/>
    </style:style>
    <style:style style:name="Таблица7.3" style:family="table-row">
      <style:table-row-properties fo:keep-together="auto"/>
    </style:style>
    <style:style style:name="Таблица7.4" style:family="table-row">
      <style:table-row-properties fo:keep-together="always"/>
    </style:style>
    <style:style style:name="Таблица7.A4" style:family="table-cell">
      <style:table-cell-properties fo:padding="0cm" fo:border="none"/>
    </style:style>
    <style:style style:name="Таблица7.F4" style:family="table-cell">
      <style:table-cell-properties style:vertical-align="top" fo:padding="0cm" fo:border="none" style:writing-mode="lr-tb"/>
    </style:style>
    <style:style style:name="Таблица7.G4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7.5" style:family="table-row">
      <style:table-row-properties fo:keep-together="auto"/>
    </style:style>
    <style:style style:name="Таблица7.A5" style:family="table-cell">
      <style:table-cell-properties style:vertical-align="bottom" fo:padding="0cm" fo:border="none" style:writing-mode="lr-tb"/>
    </style:style>
    <style:style style:name="Таблица7.6" style:family="table-row">
      <style:table-row-properties fo:keep-together="auto"/>
    </style:style>
    <style:style style:name="Таблица7.7" style:family="table-row">
      <style:table-row-properties fo:keep-together="auto"/>
    </style:style>
    <style:style style:name="Таблица7.C7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7.8" style:family="table-row">
      <style:table-row-properties fo:keep-together="always"/>
    </style:style>
    <style:style style:name="Таблица7.9" style:family="table-row">
      <style:table-row-properties fo:keep-together="always"/>
    </style:style>
    <style:style style:name="Таблица7.10" style:family="table-row">
      <style:table-row-properties fo:keep-together="always"/>
    </style:style>
    <style:style style:name="Таблица7.11" style:family="table-row">
      <style:table-row-properties fo:keep-together="always"/>
    </style:style>
    <style:style style:name="Таблица7.12" style:family="table-row">
      <style:table-row-properties fo:keep-together="auto"/>
    </style:style>
    <style:style style:name="Таблица7.13" style:family="table-row">
      <style:table-row-properties fo:keep-together="always"/>
    </style:style>
    <style:style style:name="Таблица7.14" style:family="table-row">
      <style:table-row-properties fo:keep-together="auto"/>
    </style:style>
    <style:style style:name="Таблица7.15" style:family="table-row">
      <style:table-row-properties fo:keep-together="always"/>
    </style:style>
    <style:style style:name="Таблица7.16" style:family="table-row">
      <style:table-row-properties fo:keep-together="always"/>
    </style:style>
    <style:style style:name="Таблица7.17" style:family="table-row">
      <style:table-row-properties fo:keep-together="auto"/>
    </style:style>
    <style:style style:name="Таблица7.18" style:family="table-row">
      <style:table-row-properties fo:keep-together="auto"/>
    </style:style>
    <style:style style:name="Таблица7.19" style:family="table-row">
      <style:table-row-properties style:min-row-height="0.349cm" fo:keep-together="always"/>
    </style:style>
    <style:style style:name="Таблица7.20" style:family="table-row">
      <style:table-row-properties fo:keep-together="always"/>
    </style:style>
    <style:style style:name="Таблица7.21" style:family="table-row">
      <style:table-row-properties fo:keep-together="auto"/>
    </style:style>
    <style:style style:name="Таблица7.A2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Таблица7.22" style:family="table-row">
      <style:table-row-properties fo:keep-together="auto"/>
    </style:style>
    <style:style style:name="Таблица7.A22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Таблица7.E22" style:family="table-cell">
      <style:table-cell-properties style:vertical-align="top" fo:padding="0cm" fo:border-left="none" fo:border-right="none" fo:border-top="0.5pt solid #000000" fo:border-bottom="0.5pt solid #000000" style:writing-mode="lr-tb"/>
    </style:style>
    <style:style style:name="Таблица7.23" style:family="table-row">
      <style:table-row-properties fo:keep-together="auto"/>
    </style:style>
    <style:style style:name="Таблица7.24" style:family="table-row">
      <style:table-row-properties fo:keep-together="always"/>
    </style:style>
    <style:style style:name="Таблица7.25" style:family="table-row">
      <style:table-row-properties fo:keep-together="always"/>
    </style:style>
    <style:style style:name="Таблица7.26" style:family="table-row">
      <style:table-row-properties fo:keep-together="always"/>
    </style:style>
    <style:style style:name="Таблица7.27" style:family="table-row">
      <style:table-row-properties fo:keep-together="auto"/>
    </style:style>
    <style:style style:name="Таблица7.A27" style:family="table-cell">
      <style:table-cell-properties style:vertical-align="bottom" fo:padding="0.097cm" fo:border="none" style:writing-mode="lr-tb"/>
    </style:style>
    <style:style style:name="Таблица7.28" style:family="table-row">
      <style:table-row-properties fo:keep-together="always"/>
    </style:style>
    <style:style style:name="Таблица7.29" style:family="table-row">
      <style:table-row-properties fo:keep-together="always"/>
    </style:style>
    <style:style style:name="Таблица7.30" style:family="table-row">
      <style:table-row-properties fo:keep-together="always"/>
    </style:style>
    <style:style style:name="Таблица7.31" style:family="table-row">
      <style:table-row-properties fo:keep-together="always"/>
    </style:style>
    <style:style style:name="Таблица8" style:family="table">
      <style:table-properties style:width="12.488cm" fo:margin-left="0.014cm" table:align="left" style:writing-mode="lr-tb"/>
    </style:style>
    <style:style style:name="Таблица8.A" style:family="table-column">
      <style:table-column-properties style:column-width="5.738cm"/>
    </style:style>
    <style:style style:name="Таблица8.B" style:family="table-column">
      <style:table-column-properties style:column-width="0.499cm"/>
    </style:style>
    <style:style style:name="Таблица8.C" style:family="table-column">
      <style:table-column-properties style:column-width="2.251cm"/>
    </style:style>
    <style:style style:name="Таблица8.E" style:family="table-column">
      <style:table-column-properties style:column-width="3.501cm"/>
    </style:style>
    <style:style style:name="Таблица8.1" style:family="table-row">
      <style:table-row-properties style:min-row-height="0.347cm" fo:keep-together="always"/>
    </style:style>
    <style:style style:name="Таблица8.A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8.B1" style:family="table-cell">
      <style:table-cell-properties style:vertical-align="top" fo:padding="0cm" fo:border="none" style:writing-mode="lr-tb"/>
    </style:style>
    <style:style style:name="Таблица8.2" style:family="table-row">
      <style:table-row-properties fo:keep-together="always"/>
    </style:style>
    <style:style style:name="Таблица8.A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8.3" style:family="table-row">
      <style:table-row-properties style:min-row-height="0.108cm" fo:keep-together="always"/>
    </style:style>
    <style:style style:name="Таблица8.4" style:family="table-row">
      <style:table-row-properties fo:keep-together="always"/>
    </style:style>
    <style:style style:name="Таблица8.5" style:family="table-row">
      <style:table-row-properties fo:keep-together="always"/>
    </style:style>
    <style:style style:name="Таблица9" style:family="table">
      <style:table-properties style:width="5.292cm" fo:margin-left="0.014cm" table:align="left" style:writing-mode="lr-tb"/>
    </style:style>
    <style:style style:name="Таблица9.A" style:family="table-column">
      <style:table-column-properties style:column-width="0.236cm"/>
    </style:style>
    <style:style style:name="Таблица9.B" style:family="table-column">
      <style:table-column-properties style:column-width="1.011cm"/>
    </style:style>
    <style:style style:name="Таблица9.C" style:family="table-column">
      <style:table-column-properties style:column-width="0.245cm"/>
    </style:style>
    <style:style style:name="Таблица9.D" style:family="table-column">
      <style:table-column-properties style:column-width="1.744cm"/>
    </style:style>
    <style:style style:name="Таблица9.E" style:family="table-column">
      <style:table-column-properties style:column-width="0.499cm"/>
    </style:style>
    <style:style style:name="Таблица9.F" style:family="table-column">
      <style:table-column-properties style:column-width="1.083cm"/>
    </style:style>
    <style:style style:name="Таблица9.G" style:family="table-column">
      <style:table-column-properties style:column-width="0.473cm"/>
    </style:style>
    <style:style style:name="Таблица9.1" style:family="table-row">
      <style:table-row-properties fo:keep-together="always"/>
    </style:style>
    <style:style style:name="Таблица9.A1" style:family="table-cell">
      <style:table-cell-properties style:vertical-align="top" fo:padding="0cm" fo:border="none" style:writing-mode="lr-tb"/>
    </style:style>
    <style:style style:name="Таблица9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0" style:family="table">
      <style:table-properties style:width="12.508cm" fo:margin-left="0cm" table:align="left" style:writing-mode="lr-tb"/>
    </style:style>
    <style:style style:name="Таблица10.A" style:family="table-column">
      <style:table-column-properties style:column-width="1.737cm"/>
    </style:style>
    <style:style style:name="Таблица10.B" style:family="table-column">
      <style:table-column-properties style:column-width="1.75cm"/>
    </style:style>
    <style:style style:name="Таблица10.C" style:family="table-column">
      <style:table-column-properties style:column-width="0.681cm"/>
    </style:style>
    <style:style style:name="Таблица10.D" style:family="table-column">
      <style:table-column-properties style:column-width="0.069cm"/>
    </style:style>
    <style:style style:name="Таблица10.E" style:family="table-column">
      <style:table-column-properties style:column-width="2.642cm"/>
    </style:style>
    <style:style style:name="Таблица10.F" style:family="table-column">
      <style:table-column-properties style:column-width="0.318cm"/>
    </style:style>
    <style:style style:name="Таблица10.G" style:family="table-column">
      <style:table-column-properties style:column-width="0.501cm"/>
    </style:style>
    <style:style style:name="Таблица10.H" style:family="table-column">
      <style:table-column-properties style:column-width="0.504cm"/>
    </style:style>
    <style:style style:name="Таблица10.I" style:family="table-column">
      <style:table-column-properties style:column-width="0.344cm"/>
    </style:style>
    <style:style style:name="Таблица10.J" style:family="table-column">
      <style:table-column-properties style:column-width="0.455cm"/>
    </style:style>
    <style:style style:name="Таблица10.K" style:family="table-column">
      <style:table-column-properties style:column-width="1.503cm"/>
    </style:style>
    <style:style style:name="Таблица10.L" style:family="table-column">
      <style:table-column-properties style:column-width="0.238cm"/>
    </style:style>
    <style:style style:name="Таблица10.M" style:family="table-column">
      <style:table-column-properties style:column-width="1.259cm"/>
    </style:style>
    <style:style style:name="Таблица10.N" style:family="table-column">
      <style:table-column-properties style:column-width="0.506cm"/>
    </style:style>
    <style:style style:name="Таблица10.1" style:family="table-row">
      <style:table-row-properties style:min-row-height="0.482cm" fo:keep-together="always"/>
    </style:style>
    <style:style style:name="Таблица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0.K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0.2" style:family="table-row">
      <style:table-row-properties fo:keep-together="auto"/>
    </style:style>
    <style:style style:name="Таблица10.3" style:family="table-row">
      <style:table-row-properties fo:keep-together="auto"/>
    </style:style>
    <style:style style:name="Таблица10.4" style:family="table-row">
      <style:table-row-properties fo:keep-together="always"/>
    </style:style>
    <style:style style:name="Таблица10.A4" style:family="table-cell">
      <style:table-cell-properties fo:padding="0cm" fo:border="none"/>
    </style:style>
    <style:style style:name="Таблица10.F4" style:family="table-cell">
      <style:table-cell-properties style:vertical-align="top" fo:padding="0cm" fo:border="none" style:writing-mode="lr-tb"/>
    </style:style>
    <style:style style:name="Таблица10.G4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0.5" style:family="table-row">
      <style:table-row-properties fo:keep-together="auto"/>
    </style:style>
    <style:style style:name="Таблица10.A5" style:family="table-cell">
      <style:table-cell-properties style:vertical-align="bottom" fo:padding="0cm" fo:border="none" style:writing-mode="lr-tb"/>
    </style:style>
    <style:style style:name="Таблица10.6" style:family="table-row">
      <style:table-row-properties fo:keep-together="auto"/>
    </style:style>
    <style:style style:name="Таблица10.7" style:family="table-row">
      <style:table-row-properties fo:keep-together="auto"/>
    </style:style>
    <style:style style:name="Таблица10.C7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10.8" style:family="table-row">
      <style:table-row-properties fo:keep-together="always"/>
    </style:style>
    <style:style style:name="Таблица10.9" style:family="table-row">
      <style:table-row-properties fo:keep-together="always"/>
    </style:style>
    <style:style style:name="Таблица10.10" style:family="table-row">
      <style:table-row-properties fo:keep-together="always"/>
    </style:style>
    <style:style style:name="Таблица10.11" style:family="table-row">
      <style:table-row-properties fo:keep-together="always"/>
    </style:style>
    <style:style style:name="Таблица10.12" style:family="table-row">
      <style:table-row-properties fo:keep-together="auto"/>
    </style:style>
    <style:style style:name="Таблица10.13" style:family="table-row">
      <style:table-row-properties fo:keep-together="always"/>
    </style:style>
    <style:style style:name="Таблица10.14" style:family="table-row">
      <style:table-row-properties fo:keep-together="auto"/>
    </style:style>
    <style:style style:name="Таблица10.15" style:family="table-row">
      <style:table-row-properties fo:keep-together="always"/>
    </style:style>
    <style:style style:name="Таблица10.16" style:family="table-row">
      <style:table-row-properties fo:keep-together="always"/>
    </style:style>
    <style:style style:name="Таблица10.17" style:family="table-row">
      <style:table-row-properties fo:keep-together="auto"/>
    </style:style>
    <style:style style:name="Таблица10.18" style:family="table-row">
      <style:table-row-properties fo:keep-together="auto"/>
    </style:style>
    <style:style style:name="Таблица10.19" style:family="table-row">
      <style:table-row-properties style:min-row-height="0.349cm" fo:keep-together="always"/>
    </style:style>
    <style:style style:name="Таблица10.20" style:family="table-row">
      <style:table-row-properties fo:keep-together="always"/>
    </style:style>
    <style:style style:name="Таблица10.21" style:family="table-row">
      <style:table-row-properties fo:keep-together="auto"/>
    </style:style>
    <style:style style:name="Таблица10.A2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Таблица10.22" style:family="table-row">
      <style:table-row-properties fo:keep-together="auto"/>
    </style:style>
    <style:style style:name="Таблица10.A22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Таблица10.E22" style:family="table-cell">
      <style:table-cell-properties style:vertical-align="top" fo:padding="0cm" fo:border-left="none" fo:border-right="none" fo:border-top="0.5pt solid #000000" fo:border-bottom="0.5pt solid #000000" style:writing-mode="lr-tb"/>
    </style:style>
    <style:style style:name="Таблица10.23" style:family="table-row">
      <style:table-row-properties fo:keep-together="auto"/>
    </style:style>
    <style:style style:name="Таблица10.24" style:family="table-row">
      <style:table-row-properties fo:keep-together="always"/>
    </style:style>
    <style:style style:name="Таблица10.25" style:family="table-row">
      <style:table-row-properties fo:keep-together="always"/>
    </style:style>
    <style:style style:name="Таблица10.26" style:family="table-row">
      <style:table-row-properties fo:keep-together="always"/>
    </style:style>
    <style:style style:name="Таблица10.27" style:family="table-row">
      <style:table-row-properties fo:keep-together="auto"/>
    </style:style>
    <style:style style:name="Таблица10.A27" style:family="table-cell">
      <style:table-cell-properties style:vertical-align="bottom" fo:padding="0.097cm" fo:border="none" style:writing-mode="lr-tb"/>
    </style:style>
    <style:style style:name="Таблица10.28" style:family="table-row">
      <style:table-row-properties fo:keep-together="always"/>
    </style:style>
    <style:style style:name="Таблица10.29" style:family="table-row">
      <style:table-row-properties fo:keep-together="always"/>
    </style:style>
    <style:style style:name="Таблица10.30" style:family="table-row">
      <style:table-row-properties fo:keep-together="always"/>
    </style:style>
    <style:style style:name="Таблица10.31" style:family="table-row">
      <style:table-row-properties fo:keep-together="always"/>
    </style:style>
    <style:style style:name="Таблица11" style:family="table">
      <style:table-properties style:width="12.488cm" fo:margin-left="0.014cm" table:align="left" style:writing-mode="lr-tb"/>
    </style:style>
    <style:style style:name="Таблица11.A" style:family="table-column">
      <style:table-column-properties style:column-width="5.738cm"/>
    </style:style>
    <style:style style:name="Таблица11.B" style:family="table-column">
      <style:table-column-properties style:column-width="0.499cm"/>
    </style:style>
    <style:style style:name="Таблица11.C" style:family="table-column">
      <style:table-column-properties style:column-width="2.251cm"/>
    </style:style>
    <style:style style:name="Таблица11.E" style:family="table-column">
      <style:table-column-properties style:column-width="3.501cm"/>
    </style:style>
    <style:style style:name="Таблица11.1" style:family="table-row">
      <style:table-row-properties style:min-row-height="0.347cm" fo:keep-together="always"/>
    </style:style>
    <style:style style:name="Таблица11.A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1.B1" style:family="table-cell">
      <style:table-cell-properties style:vertical-align="top" fo:padding="0cm" fo:border="none" style:writing-mode="lr-tb"/>
    </style:style>
    <style:style style:name="Таблица11.2" style:family="table-row">
      <style:table-row-properties fo:keep-together="always"/>
    </style:style>
    <style:style style:name="Таблица11.A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11.3" style:family="table-row">
      <style:table-row-properties style:min-row-height="0.108cm" fo:keep-together="always"/>
    </style:style>
    <style:style style:name="Таблица11.4" style:family="table-row">
      <style:table-row-properties fo:keep-together="always"/>
    </style:style>
    <style:style style:name="Таблица11.5" style:family="table-row">
      <style:table-row-properties fo:keep-together="always"/>
    </style:style>
    <style:style style:name="Таблица12" style:family="table">
      <style:table-properties style:width="5.292cm" fo:margin-left="0.014cm" table:align="left" style:writing-mode="lr-tb"/>
    </style:style>
    <style:style style:name="Таблица12.A" style:family="table-column">
      <style:table-column-properties style:column-width="0.236cm"/>
    </style:style>
    <style:style style:name="Таблица12.B" style:family="table-column">
      <style:table-column-properties style:column-width="1.011cm"/>
    </style:style>
    <style:style style:name="Таблица12.C" style:family="table-column">
      <style:table-column-properties style:column-width="0.245cm"/>
    </style:style>
    <style:style style:name="Таблица12.D" style:family="table-column">
      <style:table-column-properties style:column-width="1.744cm"/>
    </style:style>
    <style:style style:name="Таблица12.E" style:family="table-column">
      <style:table-column-properties style:column-width="0.499cm"/>
    </style:style>
    <style:style style:name="Таблица12.F" style:family="table-column">
      <style:table-column-properties style:column-width="1.083cm"/>
    </style:style>
    <style:style style:name="Таблица12.G" style:family="table-column">
      <style:table-column-properties style:column-width="0.473cm"/>
    </style:style>
    <style:style style:name="Таблица12.1" style:family="table-row">
      <style:table-row-properties fo:keep-together="always"/>
    </style:style>
    <style:style style:name="Таблица12.A1" style:family="table-cell">
      <style:table-cell-properties style:vertical-align="top" fo:padding="0cm" fo:border="none" style:writing-mode="lr-tb"/>
    </style:style>
    <style:style style:name="Таблица12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4" style:family="paragraph" style:parent-style-name="Standard">
      <style:paragraph-properties style:snap-to-layout-grid="false"/>
      <style:text-properties fo:font-size="11pt" fo:font-weight="bold" style:font-size-asian="11pt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0000ff" fo:font-size="10pt" fo:font-weight="bold" style:font-size-asian="10pt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style:font-size-asian="10pt" style:font-weight-asian="bold"/>
    </style:style>
    <style:style style:name="P7" style:family="paragraph" style:parent-style-name="Standard">
      <style:paragraph-properties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9" style:family="paragraph" style:parent-style-name="Standard">
      <style:paragraph-properties style:snap-to-layout-grid="false"/>
      <style:text-properties fo:color="#0000ff" fo:font-size="10pt" fo:font-weight="bold" style:font-size-asian="10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33abc" officeooo:paragraph-rsid="00233abc" style:font-size-asian="10pt" style:font-weight-asian="bold"/>
    </style:style>
    <style:style style:name="P12" style:family="paragraph" style:parent-style-name="Standard">
      <style:paragraph-properties style:snap-to-layout-grid="false"/>
      <style:text-properties fo:color="#0000ff" fo:font-weight="bold" style:font-weight-asian="bold" style:font-size-complex="12pt"/>
    </style:style>
    <style:style style:name="P13" style:family="paragraph" style:parent-style-name="Standard">
      <style:paragraph-properties style:snap-to-layout-grid="false"/>
      <style:text-properties fo:font-size="8pt" fo:font-weight="bold" style:font-size-asian="8pt" style:font-weight-asian="bold" style:font-size-complex="8pt"/>
    </style:style>
    <style:style style:name="P14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21" style:family="paragraph" style:parent-style-name="Standard">
      <style:paragraph-properties style:snap-to-layout-grid="false"/>
      <style:text-properties fo:font-size="8pt" fo:font-style="italic" style:font-size-asian="8pt" style:font-style-asian="italic" style:font-size-complex="8pt"/>
    </style:style>
    <style:style style:name="P22" style:family="paragraph" style:parent-style-name="Standard">
      <style:paragraph-properties style:snap-to-layout-grid="false"/>
      <style:text-properties fo:font-size="8pt" fo:font-style="italic" fo:font-weight="bold" style:font-size-asian="8pt" style:font-style-asian="italic" style:font-weight-asian="bold" style:font-size-complex="8pt"/>
    </style:style>
    <style:style style:name="P23" style:family="paragraph" style:parent-style-name="Standard">
      <style:text-properties fo:font-size="5pt" style:font-size-asian="5pt" style:font-size-complex="5pt"/>
    </style:style>
    <style:style style:name="P24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6" style:family="paragraph" style:parent-style-name="Standard">
      <style:text-properties fo:language="zxx" fo:country="none" officeooo:rsid="001efdcd" officeooo:paragraph-rsid="001efdcd" style:language-asian="zxx" style:country-asian="none"/>
    </style:style>
    <style:style style:name="P2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29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30" style:family="paragraph" style:parent-style-name="Standard">
      <style:text-properties fo:font-size="4pt" fo:font-weight="bold" style:font-size-asian="4pt" style:font-weight-asian="bold"/>
    </style:style>
    <style:style style:name="P31" style:family="paragraph" style:parent-style-name="Standard">
      <style:paragraph-properties fo:text-align="center" style:justify-single-word="false"/>
      <style:text-properties fo:font-size="6pt" fo:font-style="italic" style:text-underline-style="solid" style:text-underline-width="auto" style:text-underline-color="font-color" fo:font-weight="bold" style:font-size-asian="5.25pt" style:font-style-asian="italic" style:font-weight-asian="bold" style:font-size-complex="6pt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Standard">
      <style:paragraph-properties fo:text-align="start" style:justify-single-word="false"/>
      <style:text-properties officeooo:paragraph-rsid="00233abc"/>
    </style:style>
    <style:style style:name="P34" style:family="paragraph" style:parent-style-name="Standard">
      <style:paragraph-properties fo:text-align="center" style:justify-single-word="false"/>
      <style:text-properties fo:color="#000000" officeooo:paragraph-rsid="00233abc" fo:background-color="transparent"/>
    </style:style>
    <style:style style:name="P35" style:family="paragraph" style:parent-style-name="Standard">
      <style:text-properties fo:color="#000000" officeooo:paragraph-rsid="00233abc" fo:background-color="transparent"/>
    </style:style>
    <style:style style:name="P36" style:family="paragraph" style:parent-style-name="Standard">
      <style:paragraph-properties fo:margin-left="0.049cm" fo:margin-right="0.049cm" fo:text-indent="0cm" style:auto-text-indent="false"/>
      <style:text-properties fo:font-size="10pt" style:font-size-asian="10pt"/>
    </style:style>
    <style:style style:name="P37" style:family="paragraph" style:parent-style-name="Standard">
      <style:paragraph-properties fo:margin-left="0.049cm" fo:margin-right="0.049cm" fo:text-align="end" style:justify-single-word="false" fo:text-indent="0cm" style:auto-text-indent="false"/>
      <style:text-properties fo:font-size="10pt" style:font-size-asian="10pt"/>
    </style:style>
    <style:style style:name="P38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39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33abc" officeooo:paragraph-rsid="00233abc" style:font-size-asian="10pt" style:font-weight-asian="bold"/>
    </style:style>
    <style:style style:name="P40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9pt" style:font-size-asian="9pt" style:font-size-complex="9pt"/>
    </style:style>
    <style:style style:name="P41" style:family="paragraph" style:parent-style-name="Название_20_объекта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/>
    </style:style>
    <style:style style:name="P42" style:family="paragraph" style:parent-style-name="Standard">
      <style:paragraph-properties fo:margin-left="0.019cm" fo:margin-right="0.049cm" fo:text-indent="0cm" style:auto-text-indent="false"/>
      <style:text-properties fo:color="#0000ff" fo:font-size="10pt" fo:font-weight="bold" style:font-size-asian="10pt" style:font-weight-asian="bold"/>
    </style:style>
    <style:style style:name="P43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44" style:family="paragraph" style:parent-style-name="Standard">
      <style:paragraph-properties fo:margin-left="0.019cm" fo:margin-right="0.049cm" fo:text-indent="0cm" style:auto-text-indent="false"/>
      <style:text-properties fo:font-size="10pt" style:font-size-asian="10pt"/>
    </style:style>
    <style:style style:name="P45" style:family="paragraph" style:parent-style-name="Standard">
      <style:paragraph-properties fo:margin-left="0.019cm" fo:margin-right="0.049cm" fo:text-align="end" style:justify-single-word="false" fo:text-indent="0cm" style:auto-text-indent="false"/>
      <style:text-properties fo:font-size="10pt" style:font-size-asian="10pt"/>
    </style:style>
    <style:style style:name="P46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47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style:font-size-asian="10pt" style:font-weight-asian="bold"/>
    </style:style>
    <style:style style:name="P48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1fa579" style:font-size-asian="10pt" style:font-weight-asian="bold"/>
    </style:style>
    <style:style style:name="P49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217a21" style:font-size-asian="10pt" style:font-weight-asian="bold"/>
    </style:style>
    <style:style style:name="P50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51" style:family="paragraph" style:parent-style-name="Standard">
      <style:paragraph-properties fo:margin-left="0.101cm" fo:margin-right="0.101cm" fo:text-indent="0cm" style:auto-text-indent="false" style:snap-to-layout-grid="false"/>
      <style:text-properties fo:color="#0000ff" fo:font-size="4pt" fo:font-style="italic" fo:font-weight="bold" style:font-size-asian="4pt" style:font-style-asian="italic" style:font-weight-asian="bold" style:font-size-complex="4pt"/>
    </style:style>
    <style:style style:name="P52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 style:font-size-complex="8pt"/>
    </style:style>
    <style:style style:name="P53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/>
    </style:style>
    <style:style style:name="P54" style:family="paragraph" style:parent-style-name="Standard">
      <style:paragraph-properties fo:margin-left="0.101cm" fo:margin-right="0.101cm" fo:text-align="justify" style:justify-single-word="false" fo:text-indent="0cm" style:auto-text-indent="false"/>
      <style:text-properties fo:font-size="8pt" style:font-size-asian="8pt" style:font-size-complex="8pt"/>
    </style:style>
    <style:style style:name="P55" style:family="paragraph" style:parent-style-name="Standard">
      <style:paragraph-properties fo:margin-left="0.101cm" fo:margin-right="0.101cm" fo:text-indent="0cm" style:auto-text-indent="false"/>
      <style:text-properties fo:font-size="10pt" style:font-size-asian="10pt"/>
    </style:style>
    <style:style style:name="P56" style:family="paragraph" style:parent-style-name="Standard">
      <style:paragraph-properties fo:margin-left="0.101cm" fo:margin-right="0.101cm" fo:text-indent="0cm" style:auto-text-indent="false" style:snap-to-layout-grid="false"/>
      <style:text-properties fo:font-size="4pt" style:font-size-asian="4pt" style:font-size-complex="4pt"/>
    </style:style>
    <style:style style:name="P57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00" fo:font-size="8pt" fo:font-style="italic" style:text-underline-style="none" fo:font-weight="normal" officeooo:rsid="00217a21" officeooo:paragraph-rsid="00217a21" style:font-size-asian="7pt" style:font-style-asian="italic" style:font-weight-asian="normal" style:font-size-complex="8pt" style:font-style-complex="italic" style:font-weight-complex="normal"/>
    </style:style>
    <style:style style:name="P58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59" style:family="paragraph" style:parent-style-name="Standard">
      <style:paragraph-properties fo:margin-left="0.019cm" fo:margin-right="0.049cm" fo:text-align="center" style:justify-single-word="false" fo:text-indent="7.292cm" style:auto-text-indent="false"/>
      <style:text-properties fo:font-size="10pt" style:font-size-asian="10pt"/>
    </style:style>
    <style:style style:name="P60" style:family="paragraph" style:parent-style-name="Standard">
      <style:paragraph-properties fo:margin-left="0.019cm" fo:margin-right="0.049cm" fo:text-align="center" style:justify-single-word="false" fo:text-indent="7.292cm" style:auto-text-indent="false" style:snap-to-layout-grid="false"/>
      <style:text-properties fo:font-size="4pt" style:font-size-asian="3.5pt" style:font-size-complex="4pt"/>
    </style:style>
    <style:style style:name="P61" style:family="paragraph" style:parent-style-name="Standard">
      <style:paragraph-properties fo:margin-left="0.101cm" fo:margin-right="0.101cm" fo:text-indent="1cm" style:auto-text-indent="false" style:snap-to-layout-grid="false"/>
      <style:text-properties fo:font-size="8pt" style:font-size-asian="8pt"/>
    </style:style>
    <style:style style:name="P62" style:family="paragraph" style:parent-style-name="Table_20_Contents">
      <style:paragraph-properties fo:text-align="center" style:justify-single-word="false"/>
      <style:text-properties fo:color="#000000" officeooo:paragraph-rsid="00233abc" fo:background-color="transparent"/>
    </style:style>
    <style:style style:name="P63" style:family="paragraph" style:parent-style-name="Text_20_body">
      <style:text-properties fo:font-size="10pt" fo:font-weight="bold" style:font-size-asian="10pt" style:font-weight-asian="bold"/>
    </style:style>
    <style:style style:name="P64" style:family="paragraph" style:parent-style-name="Standard">
      <style:paragraph-properties style:snap-to-layout-grid="false"/>
      <style:text-properties fo:font-size="8pt" fo:font-weight="bold" officeooo:rsid="002a6ee3" officeooo:paragraph-rsid="002a6ee3" style:font-size-asian="8pt" style:font-weight-asian="bold" style:font-size-complex="8pt"/>
    </style:style>
    <style:style style:name="P65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66" style:family="paragraph" style:parent-style-name="Standard">
      <style:paragraph-properties style:snap-to-layout-grid="false"/>
      <style:text-properties fo:font-size="8pt" fo:font-weight="bold" officeooo:rsid="0027e684" officeooo:paragraph-rsid="0027e684" style:font-size-asian="8pt" style:font-weight-asian="bold" style:font-size-complex="8pt"/>
    </style:style>
    <style:style style:name="P67" style:family="paragraph" style:parent-style-name="Standard">
      <style:paragraph-properties style:snap-to-layout-grid="false"/>
      <style:text-properties fo:font-size="8pt" fo:font-weight="bold" style:font-size-asian="8pt" style:font-weight-asian="bold" style:font-size-complex="8pt"/>
    </style:style>
    <style:style style:name="P68" style:family="paragraph" style:parent-style-name="Standard">
      <style:text-properties fo:font-size="8pt" style:font-size-asian="8pt" style:font-size-complex="8pt"/>
    </style:style>
    <style:style style:name="P69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70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71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/>
    </style:style>
    <style:style style:name="P72" style:family="paragraph" style:parent-style-name="Standard">
      <style:paragraph-properties fo:text-align="center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73" style:family="paragraph" style:parent-style-name="Standard">
      <style:paragraph-properties style:snap-to-layout-grid="false"/>
      <style:text-properties fo:font-size="8pt" fo:font-style="italic" style:font-size-asian="8pt" style:font-style-asian="italic" style:font-size-complex="8pt"/>
    </style:style>
    <style:style style:name="P74" style:family="paragraph" style:parent-style-name="Standard">
      <style:paragraph-properties style:snap-to-layout-grid="false"/>
      <style:text-properties fo:font-size="8pt" fo:font-style="italic" fo:font-weight="bold" style:font-size-asian="8pt" style:font-style-asian="italic" style:font-weight-asian="bold" style:font-size-complex="8pt"/>
    </style:style>
    <style:style style:name="P75" style:family="paragraph" style:parent-style-name="Standard">
      <style:text-properties fo:color="#000000" style:font-name="Times New Roman" fo:language="zxx" fo:country="none" officeooo:rsid="00292610" officeooo:paragraph-rsid="002c400c" fo:background-color="#ffff00" style:font-name-asian="Times New Roman" style:language-asian="zxx" style:country-asian="none" style:font-name-complex="Times New Roman"/>
    </style:style>
    <style:style style:name="P76" style:family="paragraph" style:parent-style-name="Standard">
      <style:text-properties fo:color="#000000" style:font-name="Times New Roman" fo:language="zxx" fo:country="none" officeooo:rsid="00292610" officeooo:paragraph-rsid="002c400c" style:font-name-asian="Times New Roman" style:language-asian="zxx" style:country-asian="none" style:font-name-complex="Times New Roman"/>
    </style:style>
    <style:style style:name="P7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8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79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80" style:family="paragraph" style:parent-style-name="Standard">
      <style:paragraph-properties fo:text-align="center" style:justify-single-word="false"/>
      <style:text-properties fo:color="#0000ff" fo:font-size="10pt" fo:font-weight="bold" style:font-size-asian="10pt" style:font-weight-asian="bold"/>
    </style:style>
    <style:style style:name="P81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style:font-size-asian="10pt" style:font-weight-asian="bold"/>
    </style:style>
    <style:style style:name="P82" style:family="paragraph" style:parent-style-name="Standard">
      <style:paragraph-properties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83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84" style:family="paragraph" style:parent-style-name="Standard">
      <style:paragraph-properties style:snap-to-layout-grid="false"/>
      <style:text-properties fo:color="#0000ff" fo:font-size="10pt" fo:font-weight="bold" style:font-size-asian="10pt" style:font-weight-asian="bold"/>
    </style:style>
    <style:style style:name="P85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86" style:family="paragraph" style:parent-style-name="Standard">
      <style:paragraph-properties style:snap-to-layout-grid="false"/>
      <style:text-properties fo:color="#0000ff" fo:font-weight="bold" style:font-weight-asian="bold" style:font-size-complex="12pt"/>
    </style:style>
    <style:style style:name="P87" style:family="paragraph" style:parent-style-name="Standard">
      <style:paragraph-properties fo:text-align="center" style:justify-single-word="false"/>
      <style:text-properties fo:font-size="6pt" fo:font-style="italic" style:text-underline-style="solid" style:text-underline-width="auto" style:text-underline-color="font-color" fo:font-weight="bold" style:font-size-asian="5.25pt" style:font-style-asian="italic" style:font-weight-asian="bold" style:font-size-complex="6pt"/>
    </style:style>
    <style:style style:name="P88" style:family="paragraph" style:parent-style-name="Standard">
      <style:text-properties fo:font-size="10pt" style:font-size-asian="10pt"/>
    </style:style>
    <style:style style:name="P89" style:family="paragraph" style:parent-style-name="Standard">
      <style:paragraph-properties style:snap-to-layout-grid="false"/>
      <style:text-properties fo:font-size="11pt" fo:font-weight="bold" style:font-size-asian="11pt" style:font-weight-asian="bold"/>
    </style:style>
    <style:style style:name="P90" style:family="paragraph" style:parent-style-name="Standard">
      <style:text-properties fo:font-size="4pt" fo:font-weight="bold" style:font-size-asian="4pt" style:font-weight-asian="bold"/>
    </style:style>
    <style:style style:name="P91" style:family="paragraph" style:parent-style-name="Standard">
      <style:paragraph-properties fo:text-align="center" style:justify-single-word="false"/>
      <style:text-properties officeooo:paragraph-rsid="00233abc"/>
    </style:style>
    <style:style style:name="P92" style:family="paragraph" style:parent-style-name="Standard">
      <style:paragraph-properties fo:margin-left="0.019cm" fo:margin-right="0.049cm" fo:text-align="center" style:justify-single-word="false" fo:text-indent="7.292cm" style:auto-text-indent="false" style:snap-to-layout-grid="false"/>
      <style:text-properties fo:font-size="4pt" style:font-size-asian="3.5pt" style:font-size-complex="4pt"/>
    </style:style>
    <style:style style:name="P93" style:family="paragraph" style:parent-style-name="Standard">
      <style:paragraph-properties fo:margin-left="0.019cm" fo:margin-right="0.049cm" fo:text-align="center" style:justify-single-word="false" fo:text-indent="7.292cm" style:auto-text-indent="false"/>
      <style:text-properties fo:font-size="10pt" style:font-size-asian="10pt"/>
    </style:style>
    <style:style style:name="P94" style:family="paragraph" style:parent-style-name="Standard">
      <style:paragraph-properties fo:margin-left="0.019cm" fo:margin-right="0.049cm" fo:text-indent="0cm" style:auto-text-indent="false"/>
      <style:text-properties fo:font-size="10pt" style:font-size-asian="10pt"/>
    </style:style>
    <style:style style:name="P95" style:family="paragraph" style:parent-style-name="Standard">
      <style:paragraph-properties fo:margin-left="0.019cm" fo:margin-right="0.049cm" fo:text-align="end" style:justify-single-word="false" fo:text-indent="0cm" style:auto-text-indent="false"/>
      <style:text-properties fo:font-size="10pt" style:font-size-asian="10pt"/>
    </style:style>
    <style:style style:name="P96" style:family="paragraph" style:parent-style-name="Standard">
      <style:paragraph-properties fo:margin-left="0.019cm" fo:margin-right="0.049cm" fo:text-indent="0cm" style:auto-text-indent="false"/>
      <style:text-properties fo:color="#0000ff" fo:font-size="10pt" fo:font-weight="bold" style:font-size-asian="10pt" style:font-weight-asian="bold"/>
    </style:style>
    <style:style style:name="P97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6ec87" officeooo:paragraph-rsid="0026ec87" style:font-size-asian="10pt" style:font-weight-asian="bold"/>
    </style:style>
    <style:style style:name="P98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99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100" style:family="paragraph" style:parent-style-name="Standard">
      <style:paragraph-properties fo:margin-left="0.101cm" fo:margin-right="0.101cm" fo:text-indent="0cm" style:auto-text-indent="false" style:snap-to-layout-grid="false"/>
      <style:text-properties fo:font-size="4pt" style:font-size-asian="4pt" style:font-size-complex="4pt"/>
    </style:style>
    <style:style style:name="P101" style:family="paragraph" style:parent-style-name="Standard">
      <style:paragraph-properties fo:margin-left="0.101cm" fo:margin-right="0.101cm" fo:text-indent="0cm" style:auto-text-indent="false" style:snap-to-layout-grid="false"/>
      <style:text-properties fo:color="#0000ff" fo:font-size="4pt" fo:font-style="italic" fo:font-weight="bold" style:font-size-asian="4pt" style:font-style-asian="italic" style:font-weight-asian="bold" style:font-size-complex="4pt"/>
    </style:style>
    <style:style style:name="P102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103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2502b2" style:font-size-asian="10pt" style:font-weight-asian="bold"/>
    </style:style>
    <style:style style:name="P104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105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style:font-size-asian="10pt" style:font-weight-asian="bold"/>
    </style:style>
    <style:style style:name="P106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1fa579" style:font-size-asian="10pt" style:font-weight-asian="bold"/>
    </style:style>
    <style:style style:name="P107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217a21" style:font-size-asian="10pt" style:font-weight-asian="bold"/>
    </style:style>
    <style:style style:name="P108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109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style:font-name="Times New Roman" fo:font-size="10pt" fo:font-weight="bold" officeooo:rsid="0026ec87" officeooo:paragraph-rsid="0026ec87" style:font-name-asian="Times New Roman" style:font-size-asian="10pt" style:font-weight-asian="bold" style:font-name-complex="Times New Roman"/>
    </style:style>
    <style:style style:name="P110" style:family="paragraph" style:parent-style-name="Standard">
      <style:paragraph-properties fo:margin-left="0.101cm" fo:margin-right="0.101cm" fo:text-indent="0cm" style:auto-text-indent="false"/>
      <style:text-properties fo:font-size="10pt" style:font-size-asian="10pt"/>
    </style:style>
    <style:style style:name="P111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/>
    </style:style>
    <style:style style:name="P112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 style:font-size-complex="8pt"/>
    </style:style>
    <style:style style:name="P113" style:family="paragraph" style:parent-style-name="Standard">
      <style:paragraph-properties fo:margin-left="0.101cm" fo:margin-right="0.101cm" fo:text-align="justify" style:justify-single-word="false" fo:text-indent="0cm" style:auto-text-indent="false"/>
      <style:text-properties fo:font-size="8pt" style:font-size-asian="8pt" style:font-size-complex="8pt"/>
    </style:style>
    <style:style style:name="P114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00" fo:font-size="8pt" fo:font-style="italic" style:text-underline-style="none" fo:font-weight="normal" officeooo:rsid="00217a21" officeooo:paragraph-rsid="00217a21" style:font-size-asian="7pt" style:font-style-asian="italic" style:font-weight-asian="normal" style:font-size-complex="8pt" style:font-style-complex="italic" style:font-weight-complex="normal"/>
    </style:style>
    <style:style style:name="P115" style:family="paragraph" style:parent-style-name="Standard">
      <style:paragraph-properties fo:margin-left="0.101cm" fo:margin-right="0.101cm" fo:text-indent="1cm" style:auto-text-indent="false" style:snap-to-layout-grid="false"/>
      <style:text-properties fo:font-size="8pt" style:font-size-asian="8pt"/>
    </style:style>
    <style:style style:name="P116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117" style:family="paragraph" style:parent-style-name="Standard">
      <style:paragraph-properties fo:margin-left="0.049cm" fo:margin-right="0.049cm" fo:text-indent="0cm" style:auto-text-indent="false"/>
      <style:text-properties fo:font-size="10pt" style:font-size-asian="10pt"/>
    </style:style>
    <style:style style:name="P118" style:family="paragraph" style:parent-style-name="Standard">
      <style:paragraph-properties fo:margin-left="0.049cm" fo:margin-right="0.049cm" fo:text-align="end" style:justify-single-word="false" fo:text-indent="0cm" style:auto-text-indent="false"/>
      <style:text-properties fo:font-size="10pt" style:font-size-asian="10pt"/>
    </style:style>
    <style:style style:name="P119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6ec87" officeooo:paragraph-rsid="0026ec87" style:font-size-asian="10pt" style:font-weight-asian="bold"/>
    </style:style>
    <style:style style:name="P120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121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122" style:family="paragraph" style:parent-style-name="Standard" style:master-page-name="Standard">
      <style:paragraph-properties style:page-number="auto"/>
      <style:text-properties fo:color="#000000" fo:language="zxx" fo:country="none" officeooo:rsid="001efdcd" officeooo:paragraph-rsid="002c400c" style:language-asian="zxx" style:country-asian="none"/>
    </style:style>
    <style:style style:name="P123" style:family="paragraph" style:parent-style-name="Название_20_объекта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/>
    </style:style>
    <style:style style:name="P124" style:family="paragraph" style:parent-style-name="Heading_20_3">
      <style:text-properties fo:font-size="11pt" style:font-size-asian="11pt" style:font-size-complex="11pt"/>
    </style:style>
    <style:style style:name="P125" style:family="paragraph" style:parent-style-name="Text_20_body">
      <style:text-properties fo:font-size="10pt" fo:font-weight="bold" style:font-size-asian="10pt" style:font-weight-asian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ff" fo:font-size="10pt" style:font-size-asian="10pt"/>
    </style:style>
    <style:style style:name="T3" style:family="text">
      <style:text-properties officeooo:rsid="00196c29"/>
    </style:style>
    <style:style style:name="T4" style:family="text">
      <style:text-properties officeooo:rsid="001efdcd"/>
    </style:style>
    <style:style style:name="T5" style:family="text">
      <style:text-properties officeooo:rsid="001fa579"/>
    </style:style>
    <style:style style:name="T6" style:family="text">
      <style:text-properties style:font-name="Times New Roman1" style:font-name-asian="Times New Roman" style:font-name-complex="Times New Roman"/>
    </style:style>
    <style:style style:name="T7" style:family="text">
      <style:text-properties style:font-name="Times New Roman1" officeooo:rsid="001fa579" style:font-name-asian="Times New Roman" style:font-name-complex="Times New Roman"/>
    </style:style>
    <style:style style:name="T8" style:family="text">
      <style:text-properties style:font-name="Times New Roman1" officeooo:rsid="00217a21" style:font-name-asian="Times New Roman" style:font-name-complex="Times New Roman"/>
    </style:style>
    <style:style style:name="T9" style:family="text">
      <style:text-properties style:font-name="Times New Roman1" officeooo:rsid="00292610" style:font-name-asian="Times New Roman" style:font-name-complex="Times New Roman"/>
    </style:style>
    <style:style style:name="T10" style:family="text">
      <style:text-properties style:font-name="Times New Roman1" officeooo:rsid="002502b2" style:font-name-asian="Times New Roman" style:font-name-complex="Times New Roman"/>
    </style:style>
    <style:style style:name="T11" style:family="text">
      <style:text-properties style:font-name="Times New Roman" style:font-name-asian="Times New Roman" style:font-name-complex="Times New Roman"/>
    </style:style>
    <style:style style:name="T12" style:family="text">
      <style:text-properties style:font-name="Times New Roman" officeooo:rsid="001fa579" style:font-name-asian="Times New Roman" style:font-name-complex="Times New Roman"/>
    </style:style>
    <style:style style:name="T13" style:family="text">
      <style:text-properties style:font-name="Times New Roman" officeooo:rsid="00217a21" style:font-name-asian="Times New Roman" style:font-name-complex="Times New Roman"/>
    </style:style>
    <style:style style:name="T14" style:family="text">
      <style:text-properties style:font-name="Times New Roman" officeooo:rsid="00292610" style:font-name-asian="Times New Roman" style:font-name-complex="Times New Roman"/>
    </style:style>
    <style:style style:name="T15" style:family="text">
      <style:text-properties style:font-name="Times New Roman" officeooo:rsid="002502b2" style:font-name-asian="Times New Roman" style:font-name-complex="Times New Roman"/>
    </style:style>
    <style:style style:name="T16" style:family="text">
      <style:text-properties officeooo:rsid="00217a2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233abc"/>
    </style:style>
    <style:style style:name="T19" style:family="text">
      <style:text-properties style:text-position="sub 58%" officeooo:rsid="00233ab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2462f7"/>
    </style:style>
    <style:style style:name="T22" style:family="text">
      <style:text-properties officeooo:rsid="00275cfd"/>
    </style:style>
    <style:style style:name="T23" style:family="text">
      <style:text-properties officeooo:rsid="00292610"/>
    </style:style>
    <style:style style:name="T24" style:family="text">
      <style:text-properties officeooo:rsid="0029375a"/>
    </style:style>
    <style:style style:name="T25" style:family="text">
      <style:text-properties officeooo:rsid="002502b2"/>
    </style:style>
    <style:style style:name="T26" style:family="text">
      <style:text-properties fo:color="#000000" fo:font-size="14pt" fo:background-color="transparent" style:font-size-asian="14pt" style:font-size-complex="14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0%" fo:padding-left="0.199cm" fo:padding-right="0.199cm" fo:padding-top="0.3cm" fo:padding-bottom="0.4cm" fo:border="2.24pt solid #00000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2"><text:span text:style-name="T23">Описание Калибратор </text:span><text:span text:style-name="T24">ТЦСМ проверка </text:span><text:span text:style-name="T23"><text:s/>до 100 бар, погрешность </text:span><text:span text:style-name="T9">±</text:span><text:span text:style-name="T14">0,04 от ВПИ + 0,01% от измеренной величины. Погрешность по току: </text:span><text:span text:style-name="T9">±</text:span><text:span text:style-name="T14">4 мкА.</text:span></text:p>
      <text:p text:style-name="P76">Поверка до 17.08.2013 года.<text:span text:style-name="T24">суммарная погршеность: для 4 Мпа = 0,10% для 1 Мпа 0,45%</text:span></text:p>
      <text:p text:style-name="P75">КонецОписание<draw:frame draw:style-name="fr1" draw:name="Врезка2" text:anchor-type="char" svg:x="15.799cm" svg:y="1cm" svg:width="12.801cm" svg:height="19.001cm" draw:z-index="1"><draw:text-box><text:p text:style-name="P63">Р О С С Т А Н Д А Р Т</text:p><text:p text:style-name="P14">Федеральное бюджетное учреждение </text:p><text:p text:style-name="P14">«Государственный региональный центр стандартизации, метрологии и испытаний </text:p><text:p text:style-name="P14">в Тюменской области, Ханты-Мансийском автономном округе-Югра, </text:p><text:p text:style-name="P27"><text:span text:style-name="T1">Ямало-Ненецком автономном округе»</text:span><text:span text:style-name="T2"> </text:span></text:p><text:p text:style-name="P5">НИЖНЕВАРТОВСКИЙ ОТДЕЛ МЕТРОЛОГИИ</text:p><text:p text:style-name="P31"/><table:table table:name="Таблица3" table:style-name="Таблица3"><table:table-column table:style-name="Таблица3.A"/><table:table-column table:style-name="Таблица3.B"/><table:table-column table:style-name="Таблица3.C"/><table:table-column table:style-name="Таблица3.D"/><table:table-column table:style-name="Таблица3.E"/><table:table-column table:style-name="Таблица3.F"/><table:table-column table:style-name="Таблица3.G"/><table:table-column table:style-name="Таблица3.H"/><table:table-column table:style-name="Таблица3.I"/><table:table-column table:style-name="Таблица3.J"/><table:table-column table:style-name="Таблица3.K"/><table:table-column table:style-name="Таблица3.L"/><table:table-column table:style-name="Таблица3.M"/><table:table-column table:style-name="Таблица3.N"/><table:table-row table:style-name="Таблица3.1"><table:table-cell table:style-name="Таблица3.A1" table:number-columns-spanned="10" office:value-type="string"><text:p text:style-name="P29">СВИДЕТЕЛЬСТВО <text:s/>О <text:s/>ПОВЕРКЕ <text:s/>№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Таблица3.K1" table:number-columns-spanned="2" office:value-type="string"><text:p text:style-name="P12"/></table:table-cell><table:covered-table-cell/><table:table-cell table:style-name="Таблица3.A1" table:number-columns-spanned="2" office:value-type="string"><text:p text:style-name="P28"/></table:table-cell><table:covered-table-cell/></table:table-row><table:table-row table:style-name="Таблица3.2"><table:table-cell table:style-name="Таблица3.A1" table:number-columns-spanned="14" office:value-type="string"><text:p text:style-name="P60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"><table:table-cell table:style-name="Таблица3.A1" table:number-columns-spanned="14" office:value-type="string"><text:p text:style-name="P59">Действительно до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4"><table:table-cell table:style-name="Таблица3.A4" table:number-columns-spanned="5" office:value-type="string"><text:p text:style-name="P2"/></table:table-cell><table:covered-table-cell/><table:covered-table-cell/><table:covered-table-cell/><table:covered-table-cell/><table:table-cell table:style-name="Таблица3.F4" office:value-type="string"><text:p text:style-name="P45">“</text:p></table:table-cell><table:table-cell table:style-name="Таблица3.G4" table:number-columns-spanned="2" office:value-type="string"><text:p text:style-name="P43">DAY</text:p></table:table-cell><table:covered-table-cell/><table:table-cell table:style-name="Таблица3.F4" office:value-type="string"><text:p text:style-name="P44">”</text:p></table:table-cell><table:table-cell table:style-name="Таблица3.G4" table:number-columns-spanned="2" office:value-type="string"><text:p text:style-name="P43">MONTH</text:p></table:table-cell><table:covered-table-cell/><table:table-cell table:style-name="Таблица3.F4" office:value-type="string"><text:p text:style-name="P42"><text:s/></text:p></table:table-cell><table:table-cell table:style-name="Таблица3.G4" office:value-type="string"><text:p text:style-name="P43">ybefore</text:p></table:table-cell><table:table-cell table:style-name="Таблица3.F4" office:value-type="string"><text:p text:style-name="P44">г.</text:p></table:table-cell></table:table-row><table:table-row table:style-name="Таблица3.5"><table:table-cell table:style-name="Таблица3.A5" table:number-columns-spanned="2" office:value-type="string"><text:p text:style-name="P56"/></table:table-cell><table:covered-table-cell/><table:table-cell table:style-name="Таблица3.F4" table:number-columns-spanned="12" office:value-type="string"><text:p text:style-name="P51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6"><table:table-cell table:style-name="Таблица3.A5" table:number-columns-spanned="2" office:value-type="string"><text:p text:style-name="P55">Средство измерений</text:p></table:table-cell><table:covered-table-cell/><table:table-cell table:style-name="Таблица3.G4" table:number-columns-spanned="12" office:value-type="string"><text:p text:style-name="P46">термопреобразователь сопротивления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7"><table:table-cell table:style-name="Таблица3.F4" table:number-columns-spanned="2" office:value-type="string"><text:p text:style-name="P61"/></table:table-cell><table:covered-table-cell/><table:table-cell table:style-name="Таблица3.C7" table:number-columns-spanned="12" office:value-type="string"><text:p text:style-name="P53">наименование, тип (если в состав средства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8"><table:table-cell table:style-name="Таблица3.G4" table:number-columns-spanned="14" office:value-type="string"><text:p text:style-name="P46">ТСП Pt100 класс 'А' с преобразователем измерительным IPTYPE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9"><table:table-cell table:style-name="Таблица3.F4" table:number-columns-spanned="14" office:value-type="string"><text:p text:style-name="P53">измерений входят несколько автономных блоков, то приводят их перечень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0"><table:table-cell table:style-name="Таблица3.G4" table:number-columns-spanned="14" office:value-type="string"><text:p text:style-name="P48"><text:span text:style-name="T5">MIN </text:span><text:span text:style-name="T7">… </text:span><text:span text:style-name="T12">MAX </text:span><text:span text:style-name="T7">°</text:span><text:span text:style-name="T12">C <text:s text:c="2"/>Iвых 4...</text:span><text:span text:style-name="T7">20 мА погрешность ±0,2 °</text:span><text:span text:style-name="T12">C KLEIM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1"><table:table-cell table:style-name="Таблица3.F4" table:number-columns-spanned="14" office:value-type="string"><text:p text:style-name="P52">серия и номер клейма предыдущей поверки (если такие серия и номер имеются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2"><table:table-cell table:style-name="Таблица3.A5" table:number-columns-spanned="4" office:value-type="string"><text:p text:style-name="P55">заводской номер (номера)</text:p></table:table-cell><table:covered-table-cell/><table:covered-table-cell/><table:covered-table-cell/><table:table-cell table:style-name="Таблица3.G4" table:number-columns-spanned="9" office:value-type="string"><text:p text:style-name="P46">SNTSP; SNIP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Таблица3.F4" office:value-type="string"><text:p text:style-name="P55">,</text:p></table:table-cell></table:table-row><table:table-row table:style-name="Таблица3.13"><table:table-cell table:style-name="Таблица3.A5" office:value-type="string"><text:p text:style-name="P55">заявитель</text:p></table:table-cell><table:table-cell table:style-name="Таблица3.G4" table:number-columns-spanned="13" office:value-type="string"><text:p text:style-name="P58">OWNER inn-inn-inn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4"><table:table-cell table:style-name="Таблица3.F4" office:value-type="string"><text:p text:style-name="P61"/></table:table-cell><table:table-cell table:style-name="Таблица3.F4" table:number-columns-spanned="13" office:value-type="string"><text:p text:style-name="P53">наименование юридического или фамилия, имя и отчество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5"><table:table-cell table:style-name="Таблица3.G4" table:number-columns-spanned="14" office:value-type="string"><text:p text:style-name="P4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6"><table:table-cell table:style-name="Таблица3.F4" table:number-columns-spanned="14" office:value-type="string"><text:p text:style-name="P53">физического лица, сдавшего средство измерений в поверку, ИНН (адрес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7"><table:table-cell table:style-name="Таблица3.A5" table:number-columns-spanned="4" office:value-type="string"><text:p text:style-name="P55">поверено в соответствии с</text:p></table:table-cell><table:covered-table-cell/><table:covered-table-cell/><table:covered-table-cell/><table:table-cell table:style-name="Таблица3.G4" table:number-columns-spanned="10" office:value-type="string"><text:p text:style-name="P46">МИ 2889-2004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8"><table:table-cell table:style-name="Таблица3.F4" table:number-columns-spanned="4" office:value-type="string"><text:p text:style-name="P61"/></table:table-cell><table:covered-table-cell/><table:covered-table-cell/><table:covered-table-cell/><table:table-cell table:style-name="Таблица3.C7" table:number-columns-spanned="10" office:value-type="string"><text:p text:style-name="P52">наименование документа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9"><table:table-cell table:style-name="Таблица3.G4" table:number-columns-spanned="14" office:value-type="string"><text:p text:style-name="P46">ГОСТ 8.461-2009; ГОСТ 6651-2009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0"><table:table-cell table:style-name="Таблица3.F4" table:number-columns-spanned="14" office:value-type="string"><text:p text:style-name="P52">на основании которого выполнена <text:s/>поверка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1"><table:table-cell table:style-name="Таблица3.A21" table:number-columns-spanned="14" office:value-type="string"><text:p text:style-name="P4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2"><table:table-cell table:style-name="Таблица3.A22" table:number-columns-spanned="4" office:value-type="string"><text:p text:style-name="P55">с применением эталонов:</text:p></table:table-cell><table:covered-table-cell/><table:covered-table-cell/><table:covered-table-cell/><table:table-cell table:style-name="Таблица3.E22" table:number-columns-spanned="10" office:value-type="string"><text:p text:style-name="P46">калибратор АТС-156В зав. №554001-00877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3"><table:table-cell table:style-name="Таблица3.F4" table:number-columns-spanned="4" office:value-type="string"><text:p text:style-name="P61"/></table:table-cell><table:covered-table-cell/><table:covered-table-cell/><table:covered-table-cell/><table:table-cell table:style-name="Таблица3.C7" table:number-columns-spanned="10" office:value-type="string"><text:p text:style-name="P52">наименование (тип), регистрационный номер (заводской номер)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4"><table:table-cell table:style-name="Таблица3.G4" table:number-columns-spanned="14" office:value-type="string"><text:p text:style-name="P48"><text:span text:style-name="T5">в комплекте ТСП STS100 A901 зав. №554488-02 погрешность </text:span><text:span text:style-name="T7">±0,04 °</text:span><text:span text:style-name="T12">C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5"><table:table-cell table:style-name="Таблица3.F4" table:number-columns-spanned="14" office:value-type="string"><text:p text:style-name="P52">разряд, класс точности или погрешность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6"><table:table-cell table:style-name="Таблица3.G4" table:number-columns-spanned="14" office:value-type="string"><text:p text:style-name="P4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7"><table:table-cell table:style-name="Таблица3.A27" table:number-columns-spanned="7" office:value-type="string"><text:p text:style-name="P55">при следующих значениях влияющих факторов:</text:p></table:table-cell><table:covered-table-cell/><table:covered-table-cell/><table:covered-table-cell/><table:covered-table-cell/><table:covered-table-cell/><table:covered-table-cell/><table:table-cell table:style-name="Таблица3.G4" table:number-columns-spanned="7" office:value-type="string"><text:p text:style-name="P49"><text:span text:style-name="T16">t воздуха = TVOS </text:span><text:span text:style-name="T8">º</text:span><text:span text:style-name="T13">C</text:span></text:p></table:table-cell><table:covered-table-cell/><table:covered-table-cell/><table:covered-table-cell/><table:covered-table-cell/><table:covered-table-cell/><table:covered-table-cell/></table:table-row><table:table-row table:style-name="Таблица3.28"><table:table-cell table:style-name="Таблица3.G4" table:number-columns-spanned="3" office:value-type="string"><text:p text:style-name="P47"/></table:table-cell><table:covered-table-cell/><table:covered-table-cell/><table:table-cell table:style-name="Таблица3.G4" table:number-columns-spanned="4" office:value-type="string"><text:p text:style-name="P47"/></table:table-cell><table:covered-table-cell/><table:covered-table-cell/><table:covered-table-cell/><table:table-cell table:style-name="Таблица3.G4" table:number-columns-spanned="7" office:value-type="string"><text:p text:style-name="P57">перечень влияющих факторов,</text:p></table:table-cell><table:covered-table-cell/><table:covered-table-cell/><table:covered-table-cell/><table:covered-table-cell/><table:covered-table-cell/><table:covered-table-cell/></table:table-row><table:table-row table:style-name="Таблица3.29"><table:table-cell table:style-name="Таблица3.G4" table:number-columns-spanned="14" office:value-type="string"><text:p text:style-name="P50">атм. давление ATMPRESS кПа; влажность VLAGA%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0"><table:table-cell table:style-name="Таблица3.F4" table:number-columns-spanned="14" office:value-type="string"><text:p text:style-name="P52">нормированных в документе на методику поверки, с указанием их знач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1"><table:table-cell table:style-name="Таблица3.F4" table:number-columns-spanned="14" office:value-type="string"><text:p text:style-name="P54">и на основании результатов первичной (<text:span text:style-name="T17">периодической</text:span>) поверки признано пригодным к применению как соответствующее требованиям к характеристикам, оцениваемым при поверке, установленным в описании типа.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text:p text:style-name="P41"/><text:p text:style-name="P2">Знак поверки</text:p><text:p text:style-name="P15"/><table:table table:name="Таблица4" table:style-name="Таблица4"><table:table-column table:style-name="Таблица4.A"/><table:table-column table:style-name="Таблица4.B"/><table:table-column table:style-name="Таблица4.C"/><table:table-column table:style-name="Таблица4.B"/><table:table-column table:style-name="Таблица4.E"/><table:table-row table:style-name="Таблица4.1"><table:table-cell table:style-name="Таблица4.A1" office:value-type="string"><text:p text:style-name="P7">Начальник отдела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9"/></table:table-cell><table:table-cell table:style-name="Таблица4.A1" office:value-type="string"><text:p text:style-name="P8">Е. В. Демченко</text:p></table:table-cell></table:table-row><table:table-row table:style-name="Таблица4.2"><table:table-cell table:style-name="Таблица4.A2" office:value-type="string"><text:p text:style-name="P19">должность руководителя подразделения</text:p></table:table-cell><table:table-cell table:style-name="Таблица4.B1" office:value-type="string"><text:p text:style-name="P18"/></table:table-cell><table:table-cell table:style-name="Таблица4.A2" office:value-type="string"><text:p text:style-name="P19">подпись</text:p></table:table-cell><table:table-cell table:style-name="Таблица4.B1" office:value-type="string"><text:p text:style-name="P20"/></table:table-cell><table:table-cell table:style-name="Таблица4.A2" office:value-type="string"><text:p text:style-name="P19">инициалы, фамилия</text:p></table:table-cell></table:table-row><table:table-row table:style-name="Таблица4.3"><table:table-cell table:style-name="Таблица4.B1" office:value-type="string"><text:p text:style-name="P64">TrustNo</text:p></table:table-cell><table:table-cell table:style-name="Таблица4.B1" office:value-type="string"><text:p text:style-name="P13"/></table:table-cell><table:table-cell table:style-name="Таблица4.B1" office:value-type="string"><text:p text:style-name="P22"/></table:table-cell><table:table-cell table:style-name="Таблица4.B1" office:value-type="string"><text:p text:style-name="P22"/></table:table-cell><table:table-cell table:style-name="Таблица4.B1" office:value-type="string"><text:p text:style-name="P22"/></table:table-cell></table:table-row><table:table-row table:style-name="Таблица4.4"><table:table-cell table:style-name="Таблица4.B1" office:value-type="string"><text:p text:style-name="P2">Поверитель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6"/></table:table-cell><table:table-cell table:style-name="Таблица4.A1" office:value-type="string"><text:p text:style-name="P10">POVER</text:p></table:table-cell></table:table-row><table:table-row table:style-name="Таблица4.5"><table:table-cell table:style-name="Таблица4.B1" office:value-type="string"><text:p text:style-name="P13"/></table:table-cell><table:table-cell table:style-name="Таблица4.B1" office:value-type="string"><text:p text:style-name="P16"/></table:table-cell><table:table-cell table:style-name="Таблица4.A2" office:value-type="string"><text:p text:style-name="P19">подпись</text:p></table:table-cell><table:table-cell table:style-name="Таблица4.B1" office:value-type="string"><text:p text:style-name="P21"/></table:table-cell><table:table-cell table:style-name="Таблица4.A2" office:value-type="string"><text:p text:style-name="P19">инициалы, фамилия</text:p></table:table-cell></table:table-row></table:table><text:p text:style-name="P30"/><table:table table:name="Таблица5" table:style-name="Таблица5"><table:table-column table:style-name="Таблица5.A"/><table:table-column table:style-name="Таблица5.B"/><table:table-column table:style-name="Таблица5.C"/><table:table-column table:style-name="Таблица5.D"/><table:table-column table:style-name="Таблица5.E"/><table:table-column table:style-name="Таблица5.F"/><table:table-column table:style-name="Таблица5.G"/><table:table-row table:style-name="Таблица5.1"><table:table-cell table:style-name="Таблица5.A1" office:value-type="string"><text:p text:style-name="P37">“</text:p></table:table-cell><table:table-cell table:style-name="Таблица5.B1" office:value-type="string"><text:p text:style-name="P38">DAY</text:p></table:table-cell><table:table-cell table:style-name="Таблица5.A1" office:value-type="string"><text:p text:style-name="P36">”</text:p></table:table-cell><table:table-cell table:style-name="Таблица5.B1" office:value-type="string"><text:p text:style-name="P38">MONTH</text:p></table:table-cell><table:table-cell table:style-name="Таблица5.A1" office:value-type="string"><text:p text:style-name="P36"/></table:table-cell><table:table-cell table:style-name="Таблица5.B1" office:value-type="string"><text:p text:style-name="P38">ywhen</text:p></table:table-cell><table:table-cell table:style-name="Таблица5.A1" office:value-type="string"><text:p text:style-name="P36">г.</text:p></table:table-cell></table:table-row></table:table><text:p text:style-name="Standard"/></draw:text-box></draw:frame><draw:frame draw:style-name="fr1" draw:name="Врезка3" text:anchor-type="char" svg:x="15.799cm" svg:y="1cm" svg:width="12.801cm" svg:height="19.001cm" draw:z-index="2"><draw:text-box><text:p text:style-name="P63">Р О С С Т А Н Д А Р Т</text:p><text:p text:style-name="P14">Федеральное бюджетное учреждение </text:p><text:p text:style-name="P14">«Государственный региональный центр стандартизации, метрологии и испытаний </text:p><text:p text:style-name="P14">в Тюменской области, Ханты-Мансийском автономном округе-Югра, </text:p><text:p text:style-name="P27"><text:span text:style-name="T1">Ямало-Ненецком автономном округе»</text:span><text:span text:style-name="T2"> </text:span></text:p><text:p text:style-name="P5">НИЖНЕВАРТОВСКИЙ ОТДЕЛ МЕТРОЛОГИИ</text:p><text:p text:style-name="P31"/><table:table table:name="Таблица7" table:style-name="Таблица7"><table:table-column table:style-name="Таблица7.A"/><table:table-column table:style-name="Таблица7.B"/><table:table-column table:style-name="Таблица7.C"/><table:table-column table:style-name="Таблица7.D"/><table:table-column table:style-name="Таблица7.E"/><table:table-column table:style-name="Таблица7.F"/><table:table-column table:style-name="Таблица7.G"/><table:table-column table:style-name="Таблица7.H"/><table:table-column table:style-name="Таблица7.I"/><table:table-column table:style-name="Таблица7.J"/><table:table-column table:style-name="Таблица7.K"/><table:table-column table:style-name="Таблица7.L"/><table:table-column table:style-name="Таблица7.M"/><table:table-column table:style-name="Таблица7.N"/><table:table-row table:style-name="Таблица7.1"><table:table-cell table:style-name="Таблица7.A1" table:number-columns-spanned="10" office:value-type="string"><text:p text:style-name="P29">СВИДЕТЕЛЬСТВО <text:s/>О <text:s/>ПОВЕРКЕ <text:s/>№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Таблица7.K1" table:number-columns-spanned="2" office:value-type="string"><text:p text:style-name="P12"/></table:table-cell><table:covered-table-cell/><table:table-cell table:style-name="Таблица7.A1" table:number-columns-spanned="2" office:value-type="string"><text:p text:style-name="P28"/></table:table-cell><table:covered-table-cell/></table:table-row><table:table-row table:style-name="Таблица7.2"><table:table-cell table:style-name="Таблица7.A1" table:number-columns-spanned="14" office:value-type="string"><text:p text:style-name="P60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3"><table:table-cell table:style-name="Таблица7.A1" table:number-columns-spanned="14" office:value-type="string"><text:p text:style-name="P59">Действительно до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4"><table:table-cell table:style-name="Таблица7.A4" table:number-columns-spanned="5" office:value-type="string"><text:p text:style-name="P2"/></table:table-cell><table:covered-table-cell/><table:covered-table-cell/><table:covered-table-cell/><table:covered-table-cell/><table:table-cell table:style-name="Таблица7.F4" office:value-type="string"><text:p text:style-name="P45">“</text:p></table:table-cell><table:table-cell table:style-name="Таблица7.G4" table:number-columns-spanned="2" office:value-type="string"><text:p text:style-name="P97">d1s_y</text:p></table:table-cell><table:covered-table-cell/><table:table-cell table:style-name="Таблица7.F4" office:value-type="string"><text:p text:style-name="P44">”</text:p></table:table-cell><table:table-cell table:style-name="Таблица7.G4" table:number-columns-spanned="2" office:value-type="string"><text:p text:style-name="P98">month</text:p></table:table-cell><table:covered-table-cell/><table:table-cell table:style-name="Таблица7.F4" office:value-type="string"><text:p text:style-name="P42"><text:s/></text:p></table:table-cell><table:table-cell table:style-name="Таблица7.G4" office:value-type="string"><text:p text:style-name="P43">ybefore</text:p></table:table-cell><table:table-cell table:style-name="Таблица7.F4" office:value-type="string"><text:p text:style-name="P44">г.</text:p></table:table-cell></table:table-row><table:table-row table:style-name="Таблица7.5"><table:table-cell table:style-name="Таблица7.A5" table:number-columns-spanned="2" office:value-type="string"><text:p text:style-name="P56"/></table:table-cell><table:covered-table-cell/><table:table-cell table:style-name="Таблица7.F4" table:number-columns-spanned="12" office:value-type="string"><text:p text:style-name="P51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6"><table:table-cell table:style-name="Таблица7.A5" table:number-columns-spanned="2" office:value-type="string"><text:p text:style-name="P55">Средство измерений</text:p></table:table-cell><table:covered-table-cell/><table:table-cell table:style-name="Таблица7.G4" table:number-columns-spanned="12" office:value-type="string"><text:p text:style-name="P46">преобразователь <text:span text:style-name="T25">давления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7"><table:table-cell table:style-name="Таблица7.F4" table:number-columns-spanned="2" office:value-type="string"><text:p text:style-name="P61"/></table:table-cell><table:covered-table-cell/><table:table-cell table:style-name="Таблица7.C7" table:number-columns-spanned="12" office:value-type="string"><text:p text:style-name="P53">наименование, тип (если в состав средства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8"><table:table-cell table:style-name="Таблица7.G4" table:number-columns-spanned="14" office:value-type="string"><text:p text:style-name="P103"><text:span text:style-name="T25">pribor range_min </text:span><text:span text:style-name="T10">… range_max unit </text:span><text:span text:style-name="T11">Iвых 4...</text:span><text:span text:style-name="T6">20 мА </text:span><text:span text:style-name="T10">КТ klas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9"><table:table-cell table:style-name="Таблица7.F4" table:number-columns-spanned="14" office:value-type="string"><text:p text:style-name="P53">измерений входят несколько автономных блоков, то приводят их перечень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10"><table:table-cell table:style-name="Таблица7.G4" table:number-columns-spanned="14" office:value-type="string"><text:p text:style-name="P109">kleimo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11"><table:table-cell table:style-name="Таблица7.F4" table:number-columns-spanned="14" office:value-type="string"><text:p text:style-name="P52">серия и номер клейма предыдущей поверки (если такие серия и номер имеются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12"><table:table-cell table:style-name="Таблица7.A5" table:number-columns-spanned="4" office:value-type="string"><text:p text:style-name="P55">заводской номер (номера)</text:p></table:table-cell><table:covered-table-cell/><table:covered-table-cell/><table:covered-table-cell/><table:table-cell table:style-name="Таблица7.G4" table:number-columns-spanned="9" office:value-type="string"><text:p text:style-name="P104">serial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Таблица7.F4" office:value-type="string"><text:p text:style-name="P55">,</text:p></table:table-cell></table:table-row><table:table-row table:style-name="Таблица7.13"><table:table-cell table:style-name="Таблица7.A5" office:value-type="string"><text:p text:style-name="P55">заявитель</text:p></table:table-cell><table:table-cell table:style-name="Таблица7.G4" table:number-columns-spanned="13" office:value-type="string"><text:p text:style-name="P58"><text:span text:style-name="T25">owner</text:span> inn-inn-inn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14"><table:table-cell table:style-name="Таблица7.F4" office:value-type="string"><text:p text:style-name="P61"/></table:table-cell><table:table-cell table:style-name="Таблица7.F4" table:number-columns-spanned="13" office:value-type="string"><text:p text:style-name="P53">наименование юридического или фамилия, имя и отчество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15"><table:table-cell table:style-name="Таблица7.G4" table:number-columns-spanned="14" office:value-type="string"><text:p text:style-name="P4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16"><table:table-cell table:style-name="Таблица7.F4" table:number-columns-spanned="14" office:value-type="string"><text:p text:style-name="P53">физического лица, сдавшего средство измерений в поверку, ИНН (адрес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17"><table:table-cell table:style-name="Таблица7.A5" table:number-columns-spanned="4" office:value-type="string"><text:p text:style-name="P55">поверено в соответствии с</text:p></table:table-cell><table:covered-table-cell/><table:covered-table-cell/><table:covered-table-cell/><table:table-cell table:style-name="Таблица7.G4" table:number-columns-spanned="10" office:value-type="string"><text:p text:style-name="P104">metodika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18"><table:table-cell table:style-name="Таблица7.F4" table:number-columns-spanned="4" office:value-type="string"><text:p text:style-name="P61"/></table:table-cell><table:covered-table-cell/><table:covered-table-cell/><table:covered-table-cell/><table:table-cell table:style-name="Таблица7.C7" table:number-columns-spanned="10" office:value-type="string"><text:p text:style-name="P52">наименование документа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19"><table:table-cell table:style-name="Таблица7.G4" table:number-columns-spanned="14" office:value-type="string"><text:p text:style-name="P46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20"><table:table-cell table:style-name="Таблица7.F4" table:number-columns-spanned="14" office:value-type="string"><text:p text:style-name="P52">на основании которого выполнена <text:s/>поверка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21"><table:table-cell table:style-name="Таблица7.A21" table:number-columns-spanned="14" office:value-type="string"><text:p text:style-name="P4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22"><table:table-cell table:style-name="Таблица7.A22" table:number-columns-spanned="4" office:value-type="string"><text:p text:style-name="P55">с применением эталонов:</text:p></table:table-cell><table:covered-table-cell/><table:covered-table-cell/><table:covered-table-cell/><table:table-cell table:style-name="Таблица7.E22" table:number-columns-spanned="10" office:value-type="string"><text:p text:style-name="P46">калибратор <text:span text:style-name="T25">MC5-R-IS</text:span> <text:span text:style-name="T25">в комплекте EXT100-I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23"><table:table-cell table:style-name="Таблица7.F4" table:number-columns-spanned="4" office:value-type="string"><text:p text:style-name="P61"/></table:table-cell><table:covered-table-cell/><table:covered-table-cell/><table:covered-table-cell/><table:table-cell table:style-name="Таблица7.C7" table:number-columns-spanned="10" office:value-type="string"><text:p text:style-name="P52">наименование (тип), регистрационный номер (заводской номер)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24"><table:table-cell table:style-name="Таблица7.G4" table:number-columns-spanned="14" office:value-type="string"><text:p text:style-name="P48"><text:span text:style-name="T5">зав. №</text:span><text:span text:style-name="T25">20075192</text:span><text:span text:style-name="T5"> погрешность </text:span><text:span text:style-name="T7">±</text:span><text:span text:style-name="T10">(</text:span><text:span text:style-name="T7">0,04</text:span><text:span text:style-name="T12">% </text:span><text:span text:style-name="T15">от показаний + 0,01% от ВПИ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25"><table:table-cell table:style-name="Таблица7.F4" table:number-columns-spanned="14" office:value-type="string"><text:p text:style-name="P52">разряд, класс точности или погрешность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26"><table:table-cell table:style-name="Таблица7.G4" table:number-columns-spanned="14" office:value-type="string"><text:p text:style-name="P4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27"><table:table-cell table:style-name="Таблица7.A27" table:number-columns-spanned="7" office:value-type="string"><text:p text:style-name="P55">при следующих значениях влияющих факторов:</text:p></table:table-cell><table:covered-table-cell/><table:covered-table-cell/><table:covered-table-cell/><table:covered-table-cell/><table:covered-table-cell/><table:covered-table-cell/><table:table-cell table:style-name="Таблица7.G4" table:number-columns-spanned="7" office:value-type="string"><text:p text:style-name="P49"><text:span text:style-name="T16">t воздуха = </text:span><text:span text:style-name="T25">vosduh</text:span><text:span text:style-name="T16"> </text:span><text:span text:style-name="T8">º</text:span><text:span text:style-name="T13">C</text:span></text:p></table:table-cell><table:covered-table-cell/><table:covered-table-cell/><table:covered-table-cell/><table:covered-table-cell/><table:covered-table-cell/><table:covered-table-cell/></table:table-row><table:table-row table:style-name="Таблица7.28"><table:table-cell table:style-name="Таблица7.G4" table:number-columns-spanned="3" office:value-type="string"><text:p text:style-name="P47"/></table:table-cell><table:covered-table-cell/><table:covered-table-cell/><table:table-cell table:style-name="Таблица7.G4" table:number-columns-spanned="4" office:value-type="string"><text:p text:style-name="P47"/></table:table-cell><table:covered-table-cell/><table:covered-table-cell/><table:covered-table-cell/><table:table-cell table:style-name="Таблица7.G4" table:number-columns-spanned="7" office:value-type="string"><text:p text:style-name="P57">перечень влияющих факторов,</text:p></table:table-cell><table:covered-table-cell/><table:covered-table-cell/><table:covered-table-cell/><table:covered-table-cell/><table:covered-table-cell/><table:covered-table-cell/></table:table-row><table:table-row table:style-name="Таблица7.29"><table:table-cell table:style-name="Таблица7.G4" table:number-columns-spanned="14" office:value-type="string"><text:p text:style-name="P50">атм. давление <text:span text:style-name="T25">atm</text:span> кПа; влажность <text:span text:style-name="T25">water</text:span>%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30"><table:table-cell table:style-name="Таблица7.F4" table:number-columns-spanned="14" office:value-type="string"><text:p text:style-name="P52">нормированных в документе на методику поверки, с указанием их знач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7.31"><table:table-cell table:style-name="Таблица7.F4" table:number-columns-spanned="14" office:value-type="string"><text:p text:style-name="P54">и на основании результатов первичной (<text:span text:style-name="T17">периодической</text:span>) поверки признано пригодным к применению как соответствующее требованиям к характеристикам, оцениваемым при поверке, установленным в описании типа.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text:p text:style-name="P41"/><text:p text:style-name="P2">Знак поверки</text:p><text:p text:style-name="P15"/><table:table table:name="Таблица8" table:style-name="Таблица8"><table:table-column table:style-name="Таблица8.A"/><table:table-column table:style-name="Таблица8.B"/><table:table-column table:style-name="Таблица8.C"/><table:table-column table:style-name="Таблица8.B"/><table:table-column table:style-name="Таблица8.E"/><table:table-row table:style-name="Таблица8.1"><table:table-cell table:style-name="Таблица8.A1" office:value-type="string"><text:p text:style-name="P7">Начальник отдела</text:p></table:table-cell><table:table-cell table:style-name="Таблица8.B1" office:value-type="string"><text:p text:style-name="P4"/></table:table-cell><table:table-cell table:style-name="Таблица8.A1" office:value-type="string"><text:p text:style-name="P6"/></table:table-cell><table:table-cell table:style-name="Таблица8.B1" office:value-type="string"><text:p text:style-name="P9"/></table:table-cell><table:table-cell table:style-name="Таблица8.A1" office:value-type="string"><text:p text:style-name="P8">Е. В. Демченко</text:p></table:table-cell></table:table-row><table:table-row table:style-name="Таблица8.2"><table:table-cell table:style-name="Таблица8.A2" office:value-type="string"><text:p text:style-name="P19">должность руководителя подразделения</text:p></table:table-cell><table:table-cell table:style-name="Таблица8.B1" office:value-type="string"><text:p text:style-name="P18"/></table:table-cell><table:table-cell table:style-name="Таблица8.A2" office:value-type="string"><text:p text:style-name="P19">подпись</text:p></table:table-cell><table:table-cell table:style-name="Таблица8.B1" office:value-type="string"><text:p text:style-name="P20"/></table:table-cell><table:table-cell table:style-name="Таблица8.A2" office:value-type="string"><text:p text:style-name="P19">инициалы, фамилия</text:p></table:table-cell></table:table-row><table:table-row table:style-name="Таблица8.3"><table:table-cell table:style-name="Таблица8.B1" office:value-type="string"><text:p text:style-name="P66">TrustNo</text:p></table:table-cell><table:table-cell table:style-name="Таблица8.B1" office:value-type="string"><text:p text:style-name="P13"/></table:table-cell><table:table-cell table:style-name="Таблица8.B1" office:value-type="string"><text:p text:style-name="P22"/></table:table-cell><table:table-cell table:style-name="Таблица8.B1" office:value-type="string"><text:p text:style-name="P22"/></table:table-cell><table:table-cell table:style-name="Таблица8.B1" office:value-type="string"><text:p text:style-name="P22"/></table:table-cell></table:table-row><table:table-row table:style-name="Таблица8.4"><table:table-cell table:style-name="Таблица8.B1" office:value-type="string"><text:p text:style-name="P2">Поверитель</text:p></table:table-cell><table:table-cell table:style-name="Таблица8.B1" office:value-type="string"><text:p text:style-name="P4"/></table:table-cell><table:table-cell table:style-name="Таблица8.A1" office:value-type="string"><text:p text:style-name="P6"/></table:table-cell><table:table-cell table:style-name="Таблица8.B1" office:value-type="string"><text:p text:style-name="P6"/></table:table-cell><table:table-cell table:style-name="Таблица8.A1" office:value-type="string"><text:p text:style-name="P85">pover</text:p></table:table-cell></table:table-row><table:table-row table:style-name="Таблица8.5"><table:table-cell table:style-name="Таблица8.B1" office:value-type="string"><text:p text:style-name="P13"/></table:table-cell><table:table-cell table:style-name="Таблица8.B1" office:value-type="string"><text:p text:style-name="P16"/></table:table-cell><table:table-cell table:style-name="Таблица8.A2" office:value-type="string"><text:p text:style-name="P19">подпись</text:p></table:table-cell><table:table-cell table:style-name="Таблица8.B1" office:value-type="string"><text:p text:style-name="P21"/></table:table-cell><table:table-cell table:style-name="Таблица8.A2" office:value-type="string"><text:p text:style-name="P19">инициалы, фамилия</text:p></table:table-cell></table:table-row></table:table><text:p text:style-name="P30"/><table:table table:name="Таблица9" table:style-name="Таблица9"><table:table-column table:style-name="Таблица9.A"/><table:table-column table:style-name="Таблица9.B"/><table:table-column table:style-name="Таблица9.C"/><table:table-column table:style-name="Таблица9.D"/><table:table-column table:style-name="Таблица9.E"/><table:table-column table:style-name="Таблица9.F"/><table:table-column table:style-name="Таблица9.G"/><table:table-row table:style-name="Таблица9.1"><table:table-cell table:style-name="Таблица9.A1" office:value-type="string"><text:p text:style-name="P37">“</text:p></table:table-cell><table:table-cell table:style-name="Таблица9.B1" office:value-type="string"><text:p text:style-name="P119">d1s_y</text:p></table:table-cell><table:table-cell table:style-name="Таблица9.A1" office:value-type="string"><text:p text:style-name="P36">”</text:p></table:table-cell><table:table-cell table:style-name="Таблица9.B1" office:value-type="string"><text:p text:style-name="P120">month</text:p></table:table-cell><table:table-cell table:style-name="Таблица9.A1" office:value-type="string"><text:p text:style-name="P36"/></table:table-cell><table:table-cell table:style-name="Таблица9.B1" office:value-type="string"><text:p text:style-name="P38">ywhen</text:p></table:table-cell><table:table-cell table:style-name="Таблица9.A1" office:value-type="string"><text:p text:style-name="P36">г.</text:p></table:table-cell></table:table-row></table:table><text:p text:style-name="Standard"/></draw:text-box></draw:frame><draw:frame draw:style-name="fr1" draw:name="Врезка4" text:anchor-type="char" svg:x="15.799cm" svg:y="1cm" svg:width="12.801cm" svg:height="19.001cm" draw:z-index="3"><draw:text-box><text:p text:style-name="P63">Р О С С Т А Н Д А Р Т</text:p><text:p text:style-name="P14">Федеральное бюджетное учреждение </text:p><text:p text:style-name="P14">«Государственный региональный центр стандартизации, метрологии и испытаний </text:p><text:p text:style-name="P14">в Тюменской области, Ханты-Мансийском автономном округе-Югра, </text:p><text:p text:style-name="P27"><text:span text:style-name="T1">Ямало-Ненецком автономном округе»</text:span><text:span text:style-name="T2"> </text:span></text:p><text:p text:style-name="P5">НИЖНЕВАРТОВСКИЙ ОТДЕЛ МЕТРОЛОГИИ</text:p><text:p text:style-name="P31"/><table:table table:name="Таблица10" table:style-name="Таблица10"><table:table-column table:style-name="Таблица10.A"/><table:table-column table:style-name="Таблица10.B"/><table:table-column table:style-name="Таблица10.C"/><table:table-column table:style-name="Таблица10.D"/><table:table-column table:style-name="Таблица10.E"/><table:table-column table:style-name="Таблица10.F"/><table:table-column table:style-name="Таблица10.G"/><table:table-column table:style-name="Таблица10.H"/><table:table-column table:style-name="Таблица10.I"/><table:table-column table:style-name="Таблица10.J"/><table:table-column table:style-name="Таблица10.K"/><table:table-column table:style-name="Таблица10.L"/><table:table-column table:style-name="Таблица10.M"/><table:table-column table:style-name="Таблица10.N"/><table:table-row table:style-name="Таблица10.1"><table:table-cell table:style-name="Таблица10.A1" table:number-columns-spanned="10" office:value-type="string"><text:p text:style-name="P29">СВИДЕТЕЛЬСТВО <text:s/>О <text:s/>ПОВЕРКЕ <text:s/>№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Таблица10.K1" table:number-columns-spanned="2" office:value-type="string"><text:p text:style-name="P12"/></table:table-cell><table:covered-table-cell/><table:table-cell table:style-name="Таблица10.A1" table:number-columns-spanned="2" office:value-type="string"><text:p text:style-name="P28"/></table:table-cell><table:covered-table-cell/></table:table-row><table:table-row table:style-name="Таблица10.2"><table:table-cell table:style-name="Таблица10.A1" table:number-columns-spanned="14" office:value-type="string"><text:p text:style-name="P60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3"><table:table-cell table:style-name="Таблица10.A1" table:number-columns-spanned="14" office:value-type="string"><text:p text:style-name="P59">Действительно до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4"><table:table-cell table:style-name="Таблица10.A4" table:number-columns-spanned="5" office:value-type="string"><text:p text:style-name="P2"/></table:table-cell><table:covered-table-cell/><table:covered-table-cell/><table:covered-table-cell/><table:covered-table-cell/><table:table-cell table:style-name="Таблица10.F4" office:value-type="string"><text:p text:style-name="P45">“</text:p></table:table-cell><table:table-cell table:style-name="Таблица10.G4" table:number-columns-spanned="2" office:value-type="string"><text:p text:style-name="P97">d1s_y</text:p></table:table-cell><table:covered-table-cell/><table:table-cell table:style-name="Таблица10.F4" office:value-type="string"><text:p text:style-name="P44">”</text:p></table:table-cell><table:table-cell table:style-name="Таблица10.G4" table:number-columns-spanned="2" office:value-type="string"><text:p text:style-name="P98">month</text:p></table:table-cell><table:covered-table-cell/><table:table-cell table:style-name="Таблица10.F4" office:value-type="string"><text:p text:style-name="P42"><text:s/></text:p></table:table-cell><table:table-cell table:style-name="Таблица10.G4" office:value-type="string"><text:p text:style-name="P43">ybefore</text:p></table:table-cell><table:table-cell table:style-name="Таблица10.F4" office:value-type="string"><text:p text:style-name="P44">г.</text:p></table:table-cell></table:table-row><table:table-row table:style-name="Таблица10.5"><table:table-cell table:style-name="Таблица10.A5" table:number-columns-spanned="2" office:value-type="string"><text:p text:style-name="P56"/></table:table-cell><table:covered-table-cell/><table:table-cell table:style-name="Таблица10.F4" table:number-columns-spanned="12" office:value-type="string"><text:p text:style-name="P51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6"><table:table-cell table:style-name="Таблица10.A5" table:number-columns-spanned="2" office:value-type="string"><text:p text:style-name="P55">Средство измерений</text:p></table:table-cell><table:covered-table-cell/><table:table-cell table:style-name="Таблица10.G4" table:number-columns-spanned="12" office:value-type="string"><text:p text:style-name="P46">преобразователь <text:span text:style-name="T25">давления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7"><table:table-cell table:style-name="Таблица10.F4" table:number-columns-spanned="2" office:value-type="string"><text:p text:style-name="P61"/></table:table-cell><table:covered-table-cell/><table:table-cell table:style-name="Таблица10.C7" table:number-columns-spanned="12" office:value-type="string"><text:p text:style-name="P53">наименование, тип (если в состав средства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8"><table:table-cell table:style-name="Таблица10.G4" table:number-columns-spanned="14" office:value-type="string"><text:p text:style-name="P103"><text:span text:style-name="T25">pribor range_min </text:span><text:span text:style-name="T10">… range_max unit </text:span><text:span text:style-name="T11">Iвых 4...</text:span><text:span text:style-name="T6">20 мА </text:span><text:span text:style-name="T10">КТ klas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9"><table:table-cell table:style-name="Таблица10.F4" table:number-columns-spanned="14" office:value-type="string"><text:p text:style-name="P53">измерений входят несколько автономных блоков, то приводят их перечень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10"><table:table-cell table:style-name="Таблица10.G4" table:number-columns-spanned="14" office:value-type="string"><text:p text:style-name="P109">kleimo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11"><table:table-cell table:style-name="Таблица10.F4" table:number-columns-spanned="14" office:value-type="string"><text:p text:style-name="P52">серия и номер клейма предыдущей поверки (если такие серия и номер имеются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12"><table:table-cell table:style-name="Таблица10.A5" table:number-columns-spanned="4" office:value-type="string"><text:p text:style-name="P55">заводской номер (номера)</text:p></table:table-cell><table:covered-table-cell/><table:covered-table-cell/><table:covered-table-cell/><table:table-cell table:style-name="Таблица10.G4" table:number-columns-spanned="9" office:value-type="string"><text:p text:style-name="P104">serial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Таблица10.F4" office:value-type="string"><text:p text:style-name="P55">,</text:p></table:table-cell></table:table-row><table:table-row table:style-name="Таблица10.13"><table:table-cell table:style-name="Таблица10.A5" office:value-type="string"><text:p text:style-name="P55">заявитель</text:p></table:table-cell><table:table-cell table:style-name="Таблица10.G4" table:number-columns-spanned="13" office:value-type="string"><text:p text:style-name="P58"><text:span text:style-name="T25">owner</text:span> inn-inn-inn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14"><table:table-cell table:style-name="Таблица10.F4" office:value-type="string"><text:p text:style-name="P61"/></table:table-cell><table:table-cell table:style-name="Таблица10.F4" table:number-columns-spanned="13" office:value-type="string"><text:p text:style-name="P53">наименование юридического или фамилия, имя и отчество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15"><table:table-cell table:style-name="Таблица10.G4" table:number-columns-spanned="14" office:value-type="string"><text:p text:style-name="P4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16"><table:table-cell table:style-name="Таблица10.F4" table:number-columns-spanned="14" office:value-type="string"><text:p text:style-name="P53">физического лица, сдавшего средство измерений в поверку, ИНН (адрес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17"><table:table-cell table:style-name="Таблица10.A5" table:number-columns-spanned="4" office:value-type="string"><text:p text:style-name="P55">поверено в соответствии с</text:p></table:table-cell><table:covered-table-cell/><table:covered-table-cell/><table:covered-table-cell/><table:table-cell table:style-name="Таблица10.G4" table:number-columns-spanned="10" office:value-type="string"><text:p text:style-name="P104">metodika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18"><table:table-cell table:style-name="Таблица10.F4" table:number-columns-spanned="4" office:value-type="string"><text:p text:style-name="P61"/></table:table-cell><table:covered-table-cell/><table:covered-table-cell/><table:covered-table-cell/><table:table-cell table:style-name="Таблица10.C7" table:number-columns-spanned="10" office:value-type="string"><text:p text:style-name="P52">наименование документа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19"><table:table-cell table:style-name="Таблица10.G4" table:number-columns-spanned="14" office:value-type="string"><text:p text:style-name="P46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20"><table:table-cell table:style-name="Таблица10.F4" table:number-columns-spanned="14" office:value-type="string"><text:p text:style-name="P52">на основании которого выполнена <text:s/>поверка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21"><table:table-cell table:style-name="Таблица10.A21" table:number-columns-spanned="14" office:value-type="string"><text:p text:style-name="P4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22"><table:table-cell table:style-name="Таблица10.A22" table:number-columns-spanned="4" office:value-type="string"><text:p text:style-name="P55">с применением эталонов:</text:p></table:table-cell><table:covered-table-cell/><table:covered-table-cell/><table:covered-table-cell/><table:table-cell table:style-name="Таблица10.E22" table:number-columns-spanned="10" office:value-type="string"><text:p text:style-name="P46">калибратор <text:span text:style-name="T25">MC5-R-IS</text:span> <text:span text:style-name="T25">в комплекте EXT100-I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23"><table:table-cell table:style-name="Таблица10.F4" table:number-columns-spanned="4" office:value-type="string"><text:p text:style-name="P61"/></table:table-cell><table:covered-table-cell/><table:covered-table-cell/><table:covered-table-cell/><table:table-cell table:style-name="Таблица10.C7" table:number-columns-spanned="10" office:value-type="string"><text:p text:style-name="P52">наименование (тип), регистрационный номер (заводской номер)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24"><table:table-cell table:style-name="Таблица10.G4" table:number-columns-spanned="14" office:value-type="string"><text:p text:style-name="P48"><text:span text:style-name="T5">зав. №</text:span><text:span text:style-name="T25">20075192</text:span><text:span text:style-name="T5"> погрешность </text:span><text:span text:style-name="T7">±</text:span><text:span text:style-name="T10">(</text:span><text:span text:style-name="T7">0,04</text:span><text:span text:style-name="T12">% </text:span><text:span text:style-name="T15">от показаний + 0,01% от ВПИ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25"><table:table-cell table:style-name="Таблица10.F4" table:number-columns-spanned="14" office:value-type="string"><text:p text:style-name="P52">разряд, класс точности или погрешность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26"><table:table-cell table:style-name="Таблица10.G4" table:number-columns-spanned="14" office:value-type="string"><text:p text:style-name="P4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27"><table:table-cell table:style-name="Таблица10.A27" table:number-columns-spanned="7" office:value-type="string"><text:p text:style-name="P55">при следующих значениях влияющих факторов:</text:p></table:table-cell><table:covered-table-cell/><table:covered-table-cell/><table:covered-table-cell/><table:covered-table-cell/><table:covered-table-cell/><table:covered-table-cell/><table:table-cell table:style-name="Таблица10.G4" table:number-columns-spanned="7" office:value-type="string"><text:p text:style-name="P49"><text:span text:style-name="T16">t воздуха = </text:span><text:span text:style-name="T25">vosduh</text:span><text:span text:style-name="T16"> </text:span><text:span text:style-name="T8">º</text:span><text:span text:style-name="T13">C</text:span></text:p></table:table-cell><table:covered-table-cell/><table:covered-table-cell/><table:covered-table-cell/><table:covered-table-cell/><table:covered-table-cell/><table:covered-table-cell/></table:table-row><table:table-row table:style-name="Таблица10.28"><table:table-cell table:style-name="Таблица10.G4" table:number-columns-spanned="3" office:value-type="string"><text:p text:style-name="P47"/></table:table-cell><table:covered-table-cell/><table:covered-table-cell/><table:table-cell table:style-name="Таблица10.G4" table:number-columns-spanned="4" office:value-type="string"><text:p text:style-name="P47"/></table:table-cell><table:covered-table-cell/><table:covered-table-cell/><table:covered-table-cell/><table:table-cell table:style-name="Таблица10.G4" table:number-columns-spanned="7" office:value-type="string"><text:p text:style-name="P57">перечень влияющих факторов,</text:p></table:table-cell><table:covered-table-cell/><table:covered-table-cell/><table:covered-table-cell/><table:covered-table-cell/><table:covered-table-cell/><table:covered-table-cell/></table:table-row><table:table-row table:style-name="Таблица10.29"><table:table-cell table:style-name="Таблица10.G4" table:number-columns-spanned="14" office:value-type="string"><text:p text:style-name="P50">атм. давление <text:span text:style-name="T25">atm</text:span> кПа; влажность <text:span text:style-name="T25">water</text:span>%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30"><table:table-cell table:style-name="Таблица10.F4" table:number-columns-spanned="14" office:value-type="string"><text:p text:style-name="P52">нормированных в документе на методику поверки, с указанием их знач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0.31"><table:table-cell table:style-name="Таблица10.F4" table:number-columns-spanned="14" office:value-type="string"><text:p text:style-name="P54">и на основании результатов первичной (<text:span text:style-name="T17">периодической</text:span>) поверки признано пригодным к применению как соответствующее требованиям к характеристикам, оцениваемым при поверке, установленным в описании типа.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text:p text:style-name="P41"/><text:p text:style-name="P2">Знак поверки</text:p><text:p text:style-name="P15"/><table:table table:name="Таблица11" table:style-name="Таблица11"><table:table-column table:style-name="Таблица11.A"/><table:table-column table:style-name="Таблица11.B"/><table:table-column table:style-name="Таблица11.C"/><table:table-column table:style-name="Таблица11.B"/><table:table-column table:style-name="Таблица11.E"/><table:table-row table:style-name="Таблица11.1"><table:table-cell table:style-name="Таблица11.A1" office:value-type="string"><text:p text:style-name="P7">Начальник отдела</text:p></table:table-cell><table:table-cell table:style-name="Таблица11.B1" office:value-type="string"><text:p text:style-name="P4"/></table:table-cell><table:table-cell table:style-name="Таблица11.A1" office:value-type="string"><text:p text:style-name="P6"/></table:table-cell><table:table-cell table:style-name="Таблица11.B1" office:value-type="string"><text:p text:style-name="P9"/></table:table-cell><table:table-cell table:style-name="Таблица11.A1" office:value-type="string"><text:p text:style-name="P8">Е. В. Демченко</text:p></table:table-cell></table:table-row><table:table-row table:style-name="Таблица11.2"><table:table-cell table:style-name="Таблица11.A2" office:value-type="string"><text:p text:style-name="P19">должность руководителя подразделения</text:p></table:table-cell><table:table-cell table:style-name="Таблица11.B1" office:value-type="string"><text:p text:style-name="P18"/></table:table-cell><table:table-cell table:style-name="Таблица11.A2" office:value-type="string"><text:p text:style-name="P19">подпись</text:p></table:table-cell><table:table-cell table:style-name="Таблица11.B1" office:value-type="string"><text:p text:style-name="P20"/></table:table-cell><table:table-cell table:style-name="Таблица11.A2" office:value-type="string"><text:p text:style-name="P19">инициалы, фамилия</text:p></table:table-cell></table:table-row><table:table-row table:style-name="Таблица11.3"><table:table-cell table:style-name="Таблица11.B1" office:value-type="string"><text:p text:style-name="P66">TrustNo</text:p></table:table-cell><table:table-cell table:style-name="Таблица11.B1" office:value-type="string"><text:p text:style-name="P13"/></table:table-cell><table:table-cell table:style-name="Таблица11.B1" office:value-type="string"><text:p text:style-name="P22"/></table:table-cell><table:table-cell table:style-name="Таблица11.B1" office:value-type="string"><text:p text:style-name="P22"/></table:table-cell><table:table-cell table:style-name="Таблица11.B1" office:value-type="string"><text:p text:style-name="P22"/></table:table-cell></table:table-row><table:table-row table:style-name="Таблица11.4"><table:table-cell table:style-name="Таблица11.B1" office:value-type="string"><text:p text:style-name="P2">Поверитель</text:p></table:table-cell><table:table-cell table:style-name="Таблица11.B1" office:value-type="string"><text:p text:style-name="P4"/></table:table-cell><table:table-cell table:style-name="Таблица11.A1" office:value-type="string"><text:p text:style-name="P6"/></table:table-cell><table:table-cell table:style-name="Таблица11.B1" office:value-type="string"><text:p text:style-name="P6"/></table:table-cell><table:table-cell table:style-name="Таблица11.A1" office:value-type="string"><text:p text:style-name="P85">pover</text:p></table:table-cell></table:table-row><table:table-row table:style-name="Таблица11.5"><table:table-cell table:style-name="Таблица11.B1" office:value-type="string"><text:p text:style-name="P13"/></table:table-cell><table:table-cell table:style-name="Таблица11.B1" office:value-type="string"><text:p text:style-name="P16"/></table:table-cell><table:table-cell table:style-name="Таблица11.A2" office:value-type="string"><text:p text:style-name="P19">подпись</text:p></table:table-cell><table:table-cell table:style-name="Таблица11.B1" office:value-type="string"><text:p text:style-name="P21"/></table:table-cell><table:table-cell table:style-name="Таблица11.A2" office:value-type="string"><text:p text:style-name="P19">инициалы, фамилия</text:p></table:table-cell></table:table-row></table:table><text:p text:style-name="P30"/><table:table table:name="Таблица12" table:style-name="Таблица12"><table:table-column table:style-name="Таблица12.A"/><table:table-column table:style-name="Таблица12.B"/><table:table-column table:style-name="Таблица12.C"/><table:table-column table:style-name="Таблица12.D"/><table:table-column table:style-name="Таблица12.E"/><table:table-column table:style-name="Таблица12.F"/><table:table-column table:style-name="Таблица12.G"/><table:table-row table:style-name="Таблица12.1"><table:table-cell table:style-name="Таблица12.A1" office:value-type="string"><text:p text:style-name="P37">“</text:p></table:table-cell><table:table-cell table:style-name="Таблица12.B1" office:value-type="string"><text:p text:style-name="P119">d1s_y</text:p></table:table-cell><table:table-cell table:style-name="Таблица12.A1" office:value-type="string"><text:p text:style-name="P36">”</text:p></table:table-cell><table:table-cell table:style-name="Таблица12.B1" office:value-type="string"><text:p text:style-name="P120">month</text:p></table:table-cell><table:table-cell table:style-name="Таблица12.A1" office:value-type="string"><text:p text:style-name="P36"/></table:table-cell><table:table-cell table:style-name="Таблица12.B1" office:value-type="string"><text:p text:style-name="P38">ywhen</text:p></table:table-cell><table:table-cell table:style-name="Таблица12.A1" office:value-type="string"><text:p text:style-name="P36">г.</text:p></table:table-cell></table:table-row></table:table><text:p text:style-name="Standard"/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><draw:frame draw:style-name="fr1" draw:name="Врезка1" text:anchor-type="char" svg:x="1cm" svg:y="1cm" svg:width="12.801cm" svg:height="19.001cm" draw:z-index="0"><draw:text-box><text:h text:style-name="P124" text:outline-level="3">Метрологические характеристики</text:h><text:p text:style-name="P1"/><text:p text:style-name="P3">(заполняются при наличии соответствующих требований</text:p><text:p text:style-name="P3">в нормативном документе по поверке)</text:p><text:p text:style-name="P1"/><text:p text:style-name="P1"/><text:p text:style-name="P1"/><text:p text:style-name="P1"/><text:p text:style-name="P1"/><text:p text:style-name="P33"><text:span text:style-name="T18"><text:tab/><text:tab/>R</text:span><text:span text:style-name="T19">0</text:span><text:span text:style-name="T18"> <text:tab/>= RNULL Ом</text:span></text:p><text:p text:style-name="P33"><text:span text:style-name="T18"><text:tab/><text:tab/>R</text:span><text:span text:style-name="T19">100</text:span><text:span text:style-name="T18"> <text:tab/>= RSTO Ом</text:span></text:p><text:p text:style-name="P33"><text:span text:style-name="T18"><text:tab/><text:tab/>R</text:span><text:span text:style-name="T19">0 ном</text:span><text:span text:style-name="T18"> <text:tab/>= 100,000 Ом</text:span></text:p><text:p text:style-name="P33"><text:span text:style-name="T18"><text:tab/><text:tab/>R</text:span><text:span text:style-name="T19">100 ном</text:span><text:span text:style-name="T18"> = 138,506 Ом</text:span></text:p><text:p text:style-name="P1"/><text:p text:style-name="P32"><text:tab/><text:tab/><text:span text:style-name="T22">Годен по классу «А»</text:span></text:p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able:table table:name="Таблица1" table:style-name="Таблица1"><table:table-column table:style-name="Таблица1.A"/><table:table-column table:style-name="Таблица1.B"/><table:table-column table:style-name="Таблица1.C"/><table:table-column table:style-name="Таблица1.B"/><table:table-column table:style-name="Таблица1.E"/><table:table-row table:style-name="Таблица1.1"><table:table-cell table:style-name="Таблица1.A1" office:value-type="string"><text:p text:style-name="P2">Поверитель</text:p></table:table-cell><table:table-cell table:style-name="Таблица1.A1" office:value-type="string"><text:p text:style-name="P4"/></table:table-cell><table:table-cell table:style-name="Таблица1.C1" office:value-type="string"><text:p text:style-name="P6"/></table:table-cell><table:table-cell table:style-name="Таблица1.A1" office:value-type="string"><text:p text:style-name="P6"/></table:table-cell><table:table-cell table:style-name="Таблица1.C1" office:value-type="string"><text:p text:style-name="P11">POVER</text:p></table:table-cell></table:table-row><table:table-row table:style-name="Таблица1.1"><table:table-cell table:style-name="Таблица1.A1" office:value-type="string"><text:p text:style-name="P13"/></table:table-cell><table:table-cell table:style-name="Таблица1.A1" office:value-type="string"><text:p text:style-name="P16"/></table:table-cell><table:table-cell table:style-name="Таблица1.C2" office:value-type="string"><text:p text:style-name="P19">подпись</text:p></table:table-cell><table:table-cell table:style-name="Таблица1.A1" office:value-type="string"><text:p text:style-name="P21"/></table:table-cell><table:table-cell table:style-name="Таблица1.C2" office:value-type="string"><text:p text:style-name="P19">инициалы, фамилия</text:p></table:table-cell></table:table-row></table:table><text:p text:style-name="Standard"/><text:p text:style-name="P23"/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E"/><table:table-column table:style-name="Таблица2.F"/><table:table-column table:style-name="Таблица2.G"/><table:table-row table:style-name="Таблица2.1"><table:table-cell table:style-name="Таблица2.A1" office:value-type="string"><text:p text:style-name="P37">“</text:p></table:table-cell><table:table-cell table:style-name="Таблица2.B1" office:value-type="string"><text:p text:style-name="P39">DAY</text:p></table:table-cell><table:table-cell table:style-name="Таблица2.A1" office:value-type="string"><text:p text:style-name="P36">”</text:p></table:table-cell><table:table-cell table:style-name="Таблица2.B1" office:value-type="string"><text:p text:style-name="P39">MONTH</text:p></table:table-cell><table:table-cell table:style-name="Таблица2.A1" office:value-type="string"><text:p text:style-name="P36"/></table:table-cell><table:table-cell table:style-name="Таблица2.B1" office:value-type="string"><text:p text:style-name="P39">ywhen</text:p></table:table-cell><table:table-cell table:style-name="Таблица2.A1" office:value-type="string"><text:p text:style-name="P36">г.</text:p></table:table-cell></table:table-row></table:table><text:p text:style-name="P1"/><text:p text:style-name="P17"/><text:p text:style-name="P17"/><text:p text:style-name="P24">ФБУ «Тюменский ЦСМ» осуществляет деятельность по поверке средств измерений.</text:p><text:p text:style-name="P40">Аттестат аккредитации № 006 действителен до 31.12.2015 г.</text:p><text:p text:style-name="P24">625027, г. Тюмень, ул. Минская, д. 88. Тел. (3452) 20-62-95, факс 28-00-84, 20-45-23.</text:p><text:p text:style-name="P24">628620, г.Нижневартовск, ул.Пермская, д.12. Тел. <text:span text:style-name="T4">(3466) 45-55-90, </text:span>факс (3466) <text:span text:style-name="T3">45</text:span>-<text:span text:style-name="T3">96</text:span>-<text:span text:style-name="T3">42</text:span>.</text:p><text:p text:style-name="P25"/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91"><text:span text:style-name="T26">Протокол № _________</text:span></text:p>
      <text:p text:style-name="P34"/>
      <text:p text:style-name="P34">поверки термопреобразователей сопротивления платиновых с унифицированным выходным сигналом модели 65-IPTYPE<text:tab/></text:p>
      <text:p text:style-name="P34"><text:tab/><text:tab/></text:p>
      <text:p text:style-name="P35"><text:tab/>Тип термопреобразователя:<text:tab/><text:tab/><text:tab/>Pt 100</text:p>
      <text:p text:style-name="P35"><text:tab/>Заводской №<text:tab/><text:tab/><text:tab/><text:tab/><text:tab/><text:span text:style-name="T20">SNTSP</text:span></text:p>
      <text:p text:style-name="P35"><text:tab/>Тип преобразователя измерительного:<text:tab/>IPTYPE</text:p>
      <text:p text:style-name="P35"><text:tab/>Заводской №<text:tab/><text:tab/><text:tab/><text:tab/><text:tab/><text:span text:style-name="T20">SNIP</text:span></text:p>
      <text:p text:style-name="P35"><text:tab/>Принадлежит: <text:tab/><text:tab/><text:tab/><text:tab/>OWNER</text:p>
      <text:p text:style-name="P35"><text:tab/>Место проведения поверки: <text:tab/><text:tab/><text:span text:style-name="T21">Лаборатория <text:tab/><text:tab/><text:tab/><text:tab/><text:tab/><text:tab/><text:tab/><text:tab/><text:tab/>«ИМС-Нижневартовск»</text:span><text:tab/><text:tab/><text:tab/><text:tab/><text:tab/><text:tab/><text:tab/><text:tab/><text:tab/><text:tab/><text:tab/><text:tab/></text:p>
      <text:p text:style-name="P34">Результаты измерений</text:p>
      <text:p text:style-name="P35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34">Поверяемая точка, °C</text:p>
          </table:table-cell>
          <table:table-cell table:style-name="Таблица6.A1" office:value-type="string">
            <text:p text:style-name="P34">Действительное значение температуры, °C</text:p>
          </table:table-cell>
          <table:table-cell table:style-name="Таблица6.A1" office:value-type="string">
            <text:p text:style-name="P34">выходной сигнал, мА</text:p>
          </table:table-cell>
          <table:table-cell table:style-name="Таблица6.A1" office:value-type="string">
            <text:p text:style-name="P34">Значение измеряемой температуры, °C</text:p>
          </table:table-cell>
          <table:table-cell table:style-name="Таблица6.E1" office:value-type="string">
            <text:p text:style-name="P34">Абсолютная погрешность, °C</text:p>
          </table:table-cell>
        </table:table-row>
        <table:table-row>
          <table:table-cell table:style-name="Таблица6.A7" office:value-type="string">
            <text:p text:style-name="P62">TABL11</text:p>
          </table:table-cell>
          <table:table-cell table:style-name="Таблица6.B7" office:value-type="string">
            <text:p text:style-name="P62">TABL12</text:p>
          </table:table-cell>
          <table:table-cell table:style-name="Таблица6.C7" office:value-type="string">
            <text:p text:style-name="P62">TABL13</text:p>
          </table:table-cell>
          <table:table-cell table:style-name="Таблица6.D7" office:value-type="string">
            <text:p text:style-name="P62">TABL14</text:p>
          </table:table-cell>
          <table:table-cell table:style-name="Таблица6.E7" office:value-type="string">
            <text:p text:style-name="P62">TABL15</text:p>
          </table:table-cell>
        </table:table-row>
        <table:table-row>
          <table:table-cell table:style-name="Таблица6.A7" office:value-type="string">
            <text:p text:style-name="P62">TABL21</text:p>
          </table:table-cell>
          <table:table-cell table:style-name="Таблица6.B7" office:value-type="string">
            <text:p text:style-name="P62">TABL22</text:p>
          </table:table-cell>
          <table:table-cell table:style-name="Таблица6.C7" office:value-type="string">
            <text:p text:style-name="P62">TABL23</text:p>
          </table:table-cell>
          <table:table-cell table:style-name="Таблица6.D7" office:value-type="string">
            <text:p text:style-name="P62">TABL24</text:p>
          </table:table-cell>
          <table:table-cell table:style-name="Таблица6.E7" office:value-type="string">
            <text:p text:style-name="P62">TABL25</text:p>
          </table:table-cell>
        </table:table-row>
        <table:table-row>
          <table:table-cell table:style-name="Таблица6.A7" office:value-type="string">
            <text:p text:style-name="P62">TABL31</text:p>
          </table:table-cell>
          <table:table-cell table:style-name="Таблица6.B7" office:value-type="string">
            <text:p text:style-name="P62">TABL32</text:p>
          </table:table-cell>
          <table:table-cell table:style-name="Таблица6.C7" office:value-type="string">
            <text:p text:style-name="P62">TABL33</text:p>
          </table:table-cell>
          <table:table-cell table:style-name="Таблица6.D7" office:value-type="string">
            <text:p text:style-name="P62">TABL34</text:p>
          </table:table-cell>
          <table:table-cell table:style-name="Таблица6.E7" office:value-type="string">
            <text:p text:style-name="P62">TABL35</text:p>
          </table:table-cell>
        </table:table-row>
        <table:table-row>
          <table:table-cell table:style-name="Таблица6.A7" office:value-type="string">
            <text:p text:style-name="P62">TABL41</text:p>
          </table:table-cell>
          <table:table-cell table:style-name="Таблица6.B7" office:value-type="string">
            <text:p text:style-name="P62">TABL42</text:p>
          </table:table-cell>
          <table:table-cell table:style-name="Таблица6.C7" office:value-type="string">
            <text:p text:style-name="P62">TABL43</text:p>
          </table:table-cell>
          <table:table-cell table:style-name="Таблица6.D7" office:value-type="string">
            <text:p text:style-name="P62">TABL44</text:p>
          </table:table-cell>
          <table:table-cell table:style-name="Таблица6.E7" office:value-type="string">
            <text:p text:style-name="P62">TABL45</text:p>
          </table:table-cell>
        </table:table-row>
        <table:table-row>
          <table:table-cell table:style-name="Таблица6.A7" office:value-type="string">
            <text:p text:style-name="P62">TABL51</text:p>
          </table:table-cell>
          <table:table-cell table:style-name="Таблица6.B7" office:value-type="string">
            <text:p text:style-name="P62">TABL52</text:p>
          </table:table-cell>
          <table:table-cell table:style-name="Таблица6.C7" office:value-type="string">
            <text:p text:style-name="P62">TABL53</text:p>
          </table:table-cell>
          <table:table-cell table:style-name="Таблица6.D7" office:value-type="string">
            <text:p text:style-name="P62">TABL54</text:p>
          </table:table-cell>
          <table:table-cell table:style-name="Таблица6.E7" office:value-type="string">
            <text:p text:style-name="P62">TABL55</text:p>
          </table:table-cell>
        </table:table-row>
        <table:table-row>
          <table:table-cell table:style-name="Таблица6.A7" office:value-type="string">
            <text:p text:style-name="P62">TABL61</text:p>
          </table:table-cell>
          <table:table-cell table:style-name="Таблица6.B7" office:value-type="string">
            <text:p text:style-name="P62">TABL62</text:p>
          </table:table-cell>
          <table:table-cell table:style-name="Таблица6.C7" office:value-type="string">
            <text:p text:style-name="P62">TABL63</text:p>
          </table:table-cell>
          <table:table-cell table:style-name="Таблица6.D7" office:value-type="string">
            <text:p text:style-name="P62">TABL64</text:p>
          </table:table-cell>
          <table:table-cell table:style-name="Таблица6.E7" office:value-type="string">
            <text:p text:style-name="P62">TABL65</text:p>
          </table:table-cell>
        </table:table-row>
      </table:table>
      <text:p text:style-name="P35"><text:tab/></text:p>
      <text:p text:style-name="P35"><text:tab/>Основная допустимая погрешность: <text:s/>±0,2 °C<text:tab/><text:tab/><text:tab/><text:tab/></text:p>
      <text:p text:style-name="P35"/>
      <text:p text:style-name="P35"><text:tab/>Поверитель:<text:tab/>_____________ POVER<text:tab/></text:p>
      <text:p text:style-name="P35"/>
      <text:p text:style-name="P35"><text:tab/>Дата поверки: DAY <text:s/>MONTH ywhen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2pt" fo:language="ru" fo:country="RU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1cm" fo:margin-right="0cm" fo:margin-top="0.212cm" fo:margin-bottom="0cm" style:contextual-spacing="false" fo:text-indent="0cm" style:auto-text-indent="false"/>
      <style:text-properties fo:font-size="10pt" fo:font-weight="bold" style:font-size-asian="10pt" style:font-weight-asian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text-indent="1cm" style:auto-text-indent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fo:font-size="12pt" fo:language="ru" fo:country="RU" style:font-size-asian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2">
          <style:column-sep style:width="0.009cm" style:color="#000000" style:height="100%" style:style="solid"/>
          <style:column style:rel-width="7625*" fo:start-indent="0cm" fo:end-indent="0cm"/>
          <style:column style:rel-width="762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7cm" fo:margin-right="1.1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shp </meta:initial-creator>
    <meta:creation-date>2013-01-17T09:01:03</meta:creation-date>
    <dc:creator>corvin </dc:creator>
    <dc:date>2013-08-19T23:49:30</dc:date>
    <meta:print-date>2012-12-27T17:19:00</meta:print-date>
    <meta:editing-cycles>77</meta:editing-cycles>
    <meta:editing-duration>PT4H46M39S</meta:editing-duration>
    <meta:generator>LibreOffice/4.0.2.2$Linux_x86 LibreOffice_project/400m0$Build-2</meta:generator>
    <meta:document-statistic meta:table-count="12" meta:image-count="0" meta:object-count="0" meta:page-count="2" meta:paragraph-count="258" meta:word-count="918" meta:character-count="6753" meta:non-whitespace-character-count="5976"/>
    <meta:user-defined meta:name="Поле 1"/>
    <meta:user-defined meta:name="Поле 2"/>
    <meta:user-defined meta:name="Поле 3"/>
    <meta:user-defined meta:name="Поле 4"/>
  </office:meta>
</office:document-meta>
</file>